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rsid="0009677d" officeooo:paragraph-rsid="0009677d"/>
    </style:style>
    <style:style style:name="P3" style:family="paragraph" style:parent-style-name="Standard">
      <style:text-properties style:font-name="Times New Roman" officeooo:rsid="000c834e" officeooo:paragraph-rsid="000c834e"/>
    </style:style>
    <style:style style:name="P4" style:family="paragraph" style:parent-style-name="Standard">
      <style:text-properties style:font-name="Times New Roman" officeooo:rsid="000cc20f" officeooo:paragraph-rsid="000cc20f"/>
    </style:style>
    <style:style style:name="P5" style:family="paragraph" style:parent-style-name="Standard">
      <style:text-properties style:font-name="Times New Roman" officeooo:rsid="000f97ef" officeooo:paragraph-rsid="000f97ef"/>
    </style:style>
    <style:style style:name="P6" style:family="paragraph" style:parent-style-name="Standard">
      <style:text-properties style:font-name="Times New Roman" officeooo:rsid="000fb902" officeooo:paragraph-rsid="000fb902"/>
    </style:style>
    <style:style style:name="P7" style:family="paragraph" style:parent-style-name="Standard">
      <style:text-properties style:font-name="Times New Roman" officeooo:rsid="00107bba" officeooo:paragraph-rsid="00107bba"/>
    </style:style>
    <style:style style:name="P8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style:font-name="Times New Roman"/>
    </style:style>
    <style:style style:name="P9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style:font-name="Times New Roman" officeooo:paragraph-rsid="0006eb86"/>
    </style:style>
    <style:style style:name="P1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808080" loext:opacity="100%" style:font-name="Times New Roman" fo:font-size="10pt" fo:font-style="normal" fo:font-weight="normal" officeooo:paragraph-rsid="0006eb86" style:font-size-asian="10pt" style:font-style-asian="normal" style:font-weight-asian="normal"/>
    </style:style>
    <style:style style:name="P11" style:family="paragraph" style:parent-style-name="Standard">
      <style:text-properties fo:color="#a9b7c6" loext:opacity="100%" style:font-name="Times New Roman" fo:font-size="10pt" fo:font-style="normal" fo:font-weight="normal" officeooo:rsid="0009677d" officeooo:paragraph-rsid="0009677d" style:font-size-asian="10pt" style:font-style-asian="normal" style:font-weight-asian="normal"/>
    </style:style>
    <style:style style:name="P12" style:family="paragraph" style:parent-style-name="Standard">
      <style:text-properties fo:color="#cc7832" loext:opacity="100%" style:font-name="Times New Roman" fo:font-size="10pt" fo:font-style="normal" fo:font-weight="normal" officeooo:rsid="000fb902" officeooo:paragraph-rsid="000fb902" style:font-size-asian="10pt" style:font-style-asian="normal" style:font-weight-asian="normal"/>
    </style:style>
    <style:style style:name="P13" style:family="paragraph" style:parent-style-name="Standard">
      <style:text-properties fo:color="#cc7832" loext:opacity="100%" style:font-name="Times New Roman" fo:font-size="10pt" fo:font-style="normal" fo:font-weight="normal" officeooo:rsid="000fb902" officeooo:paragraph-rsid="00107bba" style:font-size-asian="10pt" style:font-style-asian="normal" style:font-weight-asian="normal"/>
    </style:style>
    <style:style style:name="P14" style:family="paragraph" style:parent-style-name="Standard">
      <style:text-properties fo:color="#cc7832" loext:opacity="100%" style:font-name="Times New Roman" fo:font-size="10pt" fo:font-style="normal" fo:font-weight="normal" officeooo:rsid="00107bba" officeooo:paragraph-rsid="00107bba" style:font-size-asian="10pt" style:font-style-asian="normal" style:font-weight-asian="normal"/>
    </style:style>
    <style:style style:name="P15" style:family="paragraph" style:parent-style-name="Standard">
      <style:text-properties fo:color="#111111" loext:opacity="100%" style:font-name="Times New Roman" fo:font-size="16pt" fo:font-style="normal" fo:font-weight="normal" officeooo:rsid="00107bba" officeooo:paragraph-rsid="00107bba" style:font-size-asian="16pt" style:font-style-asian="normal" style:font-weight-asian="normal" style:font-size-complex="16pt"/>
    </style:style>
    <style:style style:name="P16" style:family="paragraph" style:parent-style-name="Standard">
      <style:text-properties fo:color="#111111" loext:opacity="100%" style:font-name="Times New Roman" fo:font-size="14pt" fo:font-style="normal" fo:font-weight="normal" officeooo:rsid="00107bba" officeooo:paragraph-rsid="00107bba" style:font-size-asian="14pt" style:font-style-asian="normal" style:font-weight-asian="normal" style:font-size-complex="14pt"/>
    </style:style>
    <style:style style:name="P17" style:family="paragraph" style:parent-style-name="Standard">
      <style:text-properties style:font-name="Times New Roman" officeooo:rsid="000cc20f" officeooo:paragraph-rsid="000cc20f"/>
    </style:style>
    <style:style style:name="P18" style:family="paragraph" style:parent-style-name="Standard">
      <style:text-properties style:font-name="Times New Roman" officeooo:rsid="001377e0" officeooo:paragraph-rsid="001377e0"/>
    </style:style>
    <style:style style:name="P19" style:family="paragraph" style:parent-style-name="Standard">
      <style:text-properties style:font-name="Times New Roman" fo:font-size="20pt" officeooo:rsid="000cc20f" officeooo:paragraph-rsid="000cc20f" style:font-size-asian="20pt" style:font-size-complex="20pt"/>
    </style:style>
    <style:style style:name="P20" style:family="paragraph" style:parent-style-name="Standard">
      <style:text-properties style:font-name="Times New Roman" officeooo:rsid="0009677d" officeooo:paragraph-rsid="0009677d"/>
    </style:style>
    <style:style style:name="P21" style:family="paragraph" style:parent-style-name="Standard">
      <style:text-properties style:font-name="Times New Roman" officeooo:rsid="00107bba" officeooo:paragraph-rsid="001377e0"/>
    </style:style>
    <style:style style:name="T1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cc7832" loext:opacity="100%" fo:font-size="10pt" fo:font-style="normal" fo:font-weight="normal" style:font-size-asian="10pt" style:font-style-asian="normal" style:font-weight-asian="normal"/>
    </style:style>
    <style:style style:name="T3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a9b7c6" loext:opacity="100%" fo:font-size="10pt" fo:font-style="normal" fo:font-weight="normal" style:font-size-asian="10pt" style:font-style-asian="normal" style:font-weight-asian="normal"/>
    </style:style>
    <style:style style:name="T5" style:family="text">
      <style:text-properties fo:color="#a9b7c6" loext:opacity="100%" fo:font-size="10pt" fo:font-style="italic" fo:font-weight="normal" style:font-size-asian="10pt" style:font-style-asian="italic" style:font-weight-asian="normal"/>
    </style:style>
    <style:style style:name="T6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808080" loext:opacity="100%" fo:font-size="10pt" fo:font-style="normal" fo:font-weight="normal" style:font-size-asian="10pt" style:font-style-asian="normal" style:font-weight-asian="normal"/>
    </style:style>
    <style:style style:name="T8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10" style:family="text">
      <style:text-properties fo:color="#9876aa" loext:opacity="100%" fo:font-size="10pt" fo:font-style="normal" fo:font-weight="normal" style:font-size-asian="10pt" style:font-style-asian="normal" style:font-weight-asian="normal"/>
    </style:style>
    <style:style style:name="T11" style:family="text">
      <style:text-properties fo:color="#9876aa" loext:opacity="100%" fo:font-size="10pt" fo:font-style="italic" fo:font-weight="normal" style:font-size-asian="10pt" style:font-style-asian="italic" style:font-weight-asian="normal"/>
    </style:style>
    <style:style style:name="T12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ffc66d" loext:opacity="100%" fo:font-size="10pt" fo:font-style="normal" fo:font-weight="normal" style:font-size-asian="10pt" style:font-style-asian="normal" style:font-weight-asian="normal"/>
    </style:style>
    <style:style style:name="T14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bbb529" loext:opacity="100%" fo:font-size="10pt" fo:font-style="normal" fo:font-weight="normal" style:font-size-asian="10pt" style:font-style-asian="normal" style:font-weight-asian="normal"/>
    </style:style>
    <style:style style:name="T16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6a8759" loext:opacity="100%" fo:font-size="10pt" fo:font-style="normal" fo:font-weight="normal" style:font-size-asian="10pt" style:font-style-asian="normal" style:font-weight-asian="normal"/>
    </style:style>
    <style:style style:name="T18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6897bb" loext:opacity="100%" fo:font-size="10pt" fo:font-style="normal" fo:font-weight="normal" style:font-size-asian="10pt" style:font-style-asian="normal" style:font-weight-asian="normal"/>
    </style:style>
    <style:style style:name="T20" style:family="text">
      <style:text-properties officeooo:rsid="0006eb86"/>
    </style:style>
    <style:style style:name="T21" style:family="text">
      <style:text-properties officeooo:rsid="000f97ef"/>
    </style:style>
    <style:style style:name="T22" style:family="text">
      <style:text-properties officeooo:rsid="00129e06"/>
    </style:style>
    <style:style style:name="T23" style:family="text">
      <style:text-properties officeooo:rsid="001377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">package </text:span><text:span text:style-name="T4">com.thbs.mydatepack</text:span><text:span text:style-name="T2">;</text:span><text:line-break/><text:span text:style-name="T7">// to illustrate <text:s/>equals() and hasCode() methods of Object class</text:span><text:line-break/><text:span text:style-name="T7">// illus</text:span><text:line-break/><text:span text:style-name="T2">public class </text:span><text:span text:style-name="T4">MyDate {</text:span><text:line-break/><text:span text:style-name="T4"> <text:s text:c="3"/></text:span><text:span text:style-name="T2">private int </text:span><text:span text:style-name="T10">dd</text:span><text:span text:style-name="T2">;</text:span><text:line-break/><text:span text:style-name="T2"> <text:s text:c="3"/>private int </text:span><text:span text:style-name="T10">mm</text:span><text:span text:style-name="T2">;</text:span><text:line-break/><text:span text:style-name="T2"> <text:s text:c="3"/>private int </text:span><text:span text:style-name="T10">yy</text:span><text:span text:style-name="T2">;</text:span><text:line-break/><text:line-break/><text:span text:style-name="T2"> <text:s text:c="3"/>public </text:span><text:span text:style-name="T13">MyDate</text:span><text:span text:style-name="T4">(</text:span><text:span text:style-name="T2">int </text:span><text:span text:style-name="T4">dd</text:span><text:span text:style-name="T2">, int </text:span><text:span text:style-name="T4">mm</text:span><text:span text:style-name="T2">, int </text:span><text:span text:style-name="T4">yy) {</text:span><text:line-break/><text:span text:style-name="T4"> <text:s text:c="7"/></text:span><text:span text:style-name="T2">this</text:span><text:span text:style-name="T4">.</text:span><text:span text:style-name="T10">dd </text:span><text:span text:style-name="T4">= dd</text:span><text:span text:style-name="T2">;</text:span><text:line-break/><text:span text:style-name="T2"> <text:s text:c="7"/>this</text:span><text:span text:style-name="T4">.</text:span><text:span text:style-name="T10">mm </text:span><text:span text:style-name="T4">= mm</text:span><text:span text:style-name="T2">;</text:span><text:line-break/><text:span text:style-name="T2"> <text:s text:c="7"/>this</text:span><text:span text:style-name="T4">.</text:span><text:span text:style-name="T10">yy </text:span><text:span text:style-name="T4">= yy</text:span><text:span text:style-name="T2">;</text:span><text:line-break/><text:span text:style-name="T2"> <text:s text:c="3"/></text:span><text:span text:style-name="T4">}</text:span><text:line-break/><text:span text:style-name="T4"> <text:s text:c="3"/></text:span><text:span text:style-name="T7">// parametrs passed to equals() method is object class ref----&gt;is called object</text:span><text:line-break/><text:line-break/><text:span text:style-name="T7"> <text:s text:c="3"/></text:span><text:span text:style-name="T15">@Override</text:span><text:line-break/><text:span text:style-name="T15"> <text:s text:c="3"/></text:span><text:span text:style-name="T2">public boolean </text:span><text:span text:style-name="T13">equals</text:span><text:span text:style-name="T4">(Object obj) {</text:span><text:line-break/><text:span text:style-name="T4"> <text:s text:c="7"/></text:span><text:span text:style-name="T7">//which is the parent <text:s/>class? ---&gt;Object</text:span><text:line-break/><text:span text:style-name="T7"> <text:s text:c="7"/>//object is name reference or object</text:span><text:line-break/><text:span text:style-name="T7"> <text:s text:c="8"/></text:span><text:span text:style-name="T4">MyDate d = (MyDate) obj</text:span><text:span text:style-name="T2">; </text:span><text:span text:style-name="T7">// downcasting</text:span><text:line-break/><text:span text:style-name="T7"> <text:s text:c="7"/>//this---&gt;d1 <text:s text:c="2"/>obj--&gt;d3 obj has downcasted to d</text:span><text:line-break/><text:span text:style-name="T7"> <text:s text:c="7"/></text:span><text:span text:style-name="T2">if</text:span><text:span text:style-name="T4">((</text:span><text:span text:style-name="T2">this</text:span><text:span text:style-name="T4">.</text:span><text:span text:style-name="T10">dd</text:span><text:span text:style-name="T4">==d.</text:span><text:span text:style-name="T10">dd</text:span><text:span text:style-name="T4">)&amp;&amp;(</text:span><text:span text:style-name="T2">this</text:span><text:span text:style-name="T4">.</text:span><text:span text:style-name="T10">mm</text:span><text:span text:style-name="T4">==d.</text:span><text:span text:style-name="T10">mm</text:span><text:span text:style-name="T4">)&amp;&amp;(</text:span><text:span text:style-name="T2">this</text:span><text:span text:style-name="T4">.</text:span><text:span text:style-name="T10">yy</text:span><text:span text:style-name="T4">==d.</text:span><text:span text:style-name="T10">yy</text:span><text:span text:style-name="T4">))</text:span><text:line-break/><text:span text:style-name="T4"> <text:s text:c="15"/></text:span><text:span text:style-name="T2">return true;</text:span><text:line-break/><text:span text:style-name="T2"> <text:s text:c="7"/>else</text:span><text:line-break/><text:span text:style-name="T2"> <text:s text:c="11"/>return false;</text:span><text:line-break/><text:line-break/><text:span text:style-name="T2"> <text:s text:c="3"/></text:span><text:span text:style-name="T4">}</text:span><text:line-break/><text:line-break/><text:span text:style-name="T4"> <text:s text:c="3"/></text:span><text:span text:style-name="T15">@Override</text:span><text:line-break/><text:span text:style-name="T15"> <text:s text:c="3"/></text:span><text:span text:style-name="T2">public int </text:span><text:span text:style-name="T13">hashCode</text:span><text:span text:style-name="T4">() {</text:span><text:line-break/><text:span text:style-name="T4"> <text:s text:c="7"/></text:span><text:span text:style-name="T7">//XOR is bitwise operator</text:span><text:line-break/><text:span text:style-name="T7"> <text:s text:c="7"/></text:span><text:span text:style-name="T2">return </text:span><text:span text:style-name="T4">(</text:span><text:span text:style-name="T10">dd</text:span><text:span text:style-name="T4">^</text:span><text:span text:style-name="T10">mm</text:span><text:span text:style-name="T4">^</text:span><text:span text:style-name="T10">yy</text:span><text:span text:style-name="T4">)</text:span><text:span text:style-name="T2">;</text:span><text:span text:style-name="T7">//XOR operator taken to give a hascode <text:s/>random number</text:span><text:line-break/><text:line-break/><text:span text:style-name="T7"> <text:s text:c="3"/></text:span><text:span text:style-name="T4">}</text:span><text:line-break/><text:line-break/><text:span text:style-name="T4"> <text:s text:c="3"/></text:span><text:span text:style-name="T15">@Override</text:span><text:line-break/><text:span text:style-name="T15"> <text:s text:c="3"/></text:span><text:span text:style-name="T2">public </text:span><text:span text:style-name="T4">String </text:span><text:span text:style-name="T13">toString</text:span><text:span text:style-name="T4">() {</text:span><text:line-break/><text:span text:style-name="T4"> <text:s text:c="7"/></text:span><text:span text:style-name="T2">return </text:span><text:span text:style-name="T17">"MyDate{" </text:span><text:span text:style-name="T4">+</text:span><text:line-break/><text:span text:style-name="T4"> <text:s text:c="15"/></text:span><text:span text:style-name="T17">"dd=" </text:span><text:span text:style-name="T4">+ </text:span><text:span text:style-name="T10">dd </text:span><text:span text:style-name="T4">+</text:span><text:line-break/><text:span text:style-name="T4"> <text:s text:c="15"/></text:span><text:span text:style-name="T17">", mm=" </text:span><text:span text:style-name="T4">+ </text:span><text:span text:style-name="T10">mm </text:span><text:span text:style-name="T4">+</text:span><text:line-break/><text:span text:style-name="T4"> <text:s text:c="15"/></text:span><text:span text:style-name="T17">", yy=" </text:span><text:span text:style-name="T4">+ </text:span><text:span text:style-name="T10">yy </text:span><text:span text:style-name="T4">+</text:span><text:line-break/><text:span text:style-name="T4"> <text:s text:c="15"/></text:span><text:span text:style-name="T17">'}'</text:span><text:span text:style-name="T2">;</text:span><text:line-break/><text:span text:style-name="T2"> <text:s text:c="3"/></text:span><text:span text:style-name="T4">}</text:span><text:line-break/><text:span text:style-name="T4">}</text:span><text:line-break/></text:p>
      <text:p text:style-name="P1"><text:s text:c="2"/><text:span text:style-name="T20">main.ajava</text:span></text:p>
      <text:p text:style-name="P9"><text:span text:style-name="T2">package </text:span><text:span text:style-name="T4">com.thbs.mainpack</text:span><text:span text:style-name="T2">;</text:span><text:line-break/><text:line-break/><text:span text:style-name="T2">import </text:span><text:span text:style-name="T4">com.thbs.mydatepack.MyDate</text:span><text:span text:style-name="T2">;</text:span><text:line-break/><text:line-break/><text:span text:style-name="T2">public class </text:span><text:span text:style-name="T4">Main {</text:span><text:line-break/><text:line-break/><text:span text:style-name="T4"> <text:s text:c="3"/></text:span><text:span text:style-name="T2">public static void </text:span><text:span text:style-name="T13">main</text:span><text:span text:style-name="T4">(String[] args) {</text:span><text:line-break/><text:span text:style-name="T4"> <text:s text:c="7"/>MyDate d1 = </text:span><text:span text:style-name="T2">new </text:span><text:span text:style-name="T4">MyDate(</text:span><text:span text:style-name="T19">27</text:span><text:span text:style-name="T2">, </text:span><text:span text:style-name="T19">9</text:span><text:span text:style-name="T2">, </text:span><text:span text:style-name="T19">2021</text:span><text:span text:style-name="T4">)</text:span><text:span text:style-name="T2">;</text:span><text:line-break/><text:span text:style-name="T2"> <text:s text:c="7"/></text:span><text:span text:style-name="T4">MyDate d2 = </text:span><text:span text:style-name="T2">new </text:span><text:span text:style-name="T4">MyDate(</text:span><text:span text:style-name="T19">27</text:span><text:span text:style-name="T2">, </text:span><text:span text:style-name="T19">9</text:span><text:span text:style-name="T2">, </text:span><text:span text:style-name="T19">2021</text:span><text:span text:style-name="T4">)</text:span><text:span text:style-name="T2">;</text:span></text:p>
      <text:p text:style-name="P9"><text:span text:style-name="T2"><text:s text:c="8"/></text:span><text:span text:style-name="T4">MyDate d4 = </text:span><text:span text:style-name="T2">new </text:span><text:span text:style-name="T4">MyDate(</text:span><text:span text:style-name="T19">28</text:span><text:span text:style-name="T2">, </text:span><text:span text:style-name="T19">9</text:span><text:span text:style-name="T2">, </text:span><text:span text:style-name="T19">2021</text:span><text:span text:style-name="T4">)</text:span><text:span text:style-name="T2">;</text:span></text:p>
      <text:p text:style-name="P9"><text:line-break/><text:span text:style-name="T2"> <text:s text:c="7"/></text:span><text:span text:style-name="T4">MyDate d3=d1</text:span><text:span text:style-name="T2">;</text:span><text:span text:style-name="T7">//---------&gt;d1 and d3 references same</text:span><text:line-break/><text:span text:style-name="T7"> <text:s text:c="7"/></text:span><text:span text:style-name="T4">System.</text:span><text:span text:style-name="T11">out</text:span><text:span text:style-name="T4">.println(</text:span><text:span text:style-name="T17">"***************"</text:span><text:span text:style-name="T4">+d1.equals(d2))</text:span><text:span text:style-name="T2">;</text:span><text:line-break/><text:span text:style-name="T2"> <text:s text:c="7"/></text:span><text:span text:style-name="T7">//on defualt it comares the references it dosenot compare the</text:span><text:line-break/><text:soft-page-break/><text:line-break/><text:span text:style-name="T7"> <text:s text:c="7"/></text:span><text:span text:style-name="T4">System.</text:span><text:span text:style-name="T11">out</text:span><text:span text:style-name="T4">.println(</text:span><text:span text:style-name="T17">"**************"</text:span><text:span text:style-name="T4">+d1.equals(d3))</text:span><text:span text:style-name="T2">;</text:span><text:line-break/><text:line-break/><text:span text:style-name="T2"> <text:s text:c="7"/></text:span><text:span text:style-name="T7">// we need to overide the equals() if we need to compare Equals method</text:span><text:line-break/><text:line-break/><text:line-break/><text:span text:style-name="T7"> <text:s text:c="7"/>// opertaor == will always comare the references</text:span><text:line-break/><text:span text:style-name="T7"> <text:s text:c="7"/></text:span><text:span text:style-name="T4">System.</text:span><text:span text:style-name="T11">out</text:span><text:span text:style-name="T4">.println(</text:span><text:span text:style-name="T17">"using == operator for comparing references"</text:span><text:span text:style-name="T4">)</text:span><text:span text:style-name="T2">;</text:span><text:line-break/><text:span text:style-name="T2"> <text:s text:c="7"/></text:span><text:span text:style-name="T4">System.</text:span><text:span text:style-name="T11">out</text:span><text:span text:style-name="T4">.println(d1==d2)</text:span><text:span text:style-name="T2">;</text:span><text:line-break/><text:span text:style-name="T2"> <text:s text:c="7"/></text:span><text:span text:style-name="T4">System.</text:span><text:span text:style-name="T11">out</text:span><text:span text:style-name="T4">.println(d1==d3)</text:span><text:span text:style-name="T2">;</text:span><text:line-break/><text:line-break/><text:span text:style-name="T2"> <text:s text:c="7"/></text:span><text:span text:style-name="T7">// equals() and hashCode() methods are related or dependent each other</text:span><text:line-break/><text:span text:style-name="T7"> <text:s text:c="7"/>// if two objects are equal there hashCode() should also be equals</text:span><text:line-break/><text:span text:style-name="T7"> <text:s text:c="7"/>// it is mandatroy that if we override equals() we also should overriden</text:span></text:p>
      <text:p text:style-name="P10"><text:s text:c="7"/></text:p>
      <text:p text:style-name="P9"><text:span text:style-name="T7"><text:s text:c="8"/></text:span><text:span text:style-name="T4">System.</text:span><text:span text:style-name="T11">out</text:span><text:span text:style-name="T4">.println(</text:span><text:span text:style-name="T17">"comapring d1 and d4:"</text:span><text:span text:style-name="T4">+d1.equals(d4))</text:span><text:span text:style-name="T2">;</text:span><text:line-break/><text:span text:style-name="T7"> <text:s text:c="7"/></text:span><text:span text:style-name="T4">System.</text:span><text:span text:style-name="T11">out</text:span><text:span text:style-name="T4">.println(</text:span><text:span text:style-name="T17">"d1.hashCode:"</text:span><text:span text:style-name="T4">+d1.hashCode())</text:span><text:span text:style-name="T2">;</text:span><text:line-break/><text:span text:style-name="T2"> <text:s text:c="7"/></text:span><text:span text:style-name="T4">System.</text:span><text:span text:style-name="T11">out</text:span><text:span text:style-name="T4">.println(</text:span><text:span text:style-name="T17">"d2.hashCode:"</text:span><text:span text:style-name="T4">+d2.hashCode())</text:span><text:span text:style-name="T2">;</text:span><text:line-break/><text:span text:style-name="T2"> <text:s text:c="7"/></text:span><text:span text:style-name="T4">System.</text:span><text:span text:style-name="T11">out</text:span><text:span text:style-name="T4">.println(</text:span><text:span text:style-name="T17">"d3.hashCode:"</text:span><text:span text:style-name="T4">+d3.hashCode())</text:span><text:span text:style-name="T2">;</text:span><text:line-break/><text:span text:style-name="T2"> <text:s text:c="7"/></text:span><text:span text:style-name="T4">}</text:span><text:line-break/><text:span text:style-name="T4">}</text:span><text:line-break/></text:p>
      <text:p text:style-name="P1"><text:s text:c="3"/></text:p>
      <text:p text:style-name="P1"><text:s text:c="15"/><text:span text:style-name="T20">output</text:span></text:p>
      <text:p text:style-name="P1">***************true</text:p>
      <text:p text:style-name="P1">**************true</text:p>
      <text:p text:style-name="P1">using == operator for comparing references</text:p>
      <text:p text:style-name="P1">false</text:p>
      <text:p text:style-name="P1">true</text:p>
      <text:p text:style-name="P1">d1.hashCode:2039</text:p>
      <text:p text:style-name="P1">d2.hashCode:2039</text:p>
      <text:p text:style-name="P1">d3.hashCode:2039</text:p>
      <text:p text:style-name="P1">Process finished with exit code 0</text:p>
      <text:p text:style-name="P1">----------------------------------------------------------------------------------------------------------------------------------------------------------------------------------------------------------------------------------------------</text:p>
      <text:p text:style-name="P1">***************true</text:p>
      <text:p text:style-name="P1">**************true</text:p>
      <text:p text:style-name="P1">using == operator for comparing references</text:p>
      <text:p text:style-name="P1">false</text:p>
      <text:p text:style-name="P1">true</text:p>
      <text:p text:style-name="P1">comapring d1 and d4:false</text:p>
      <text:p text:style-name="P1">d1.hashCode:2039</text:p>
      <text:p text:style-name="P1">d2.hashCode:2039</text:p>
      <text:p text:style-name="P1">d3.hashCode:2039</text:p>
      <text:p text:style-name="P1"/>
      <text:p text:style-name="P1">Process finished with exit code 0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ollections in java</text:p>
      <text:p text:style-name="P2"/>
      <text:p text:style-name="P2"><text:span text:style-name="T2">package </text:span><text:span text:style-name="T4">com.thbs.mainpack</text:span><text:span text:style-name="T2">;</text:span><text:line-break/><text:line-break/><text:span text:style-name="T2">import </text:span><text:span text:style-name="T4">java.util.HashSet</text:span><text:span text:style-name="T2">;</text:span><text:line-break/><text:span text:style-name="T2">import </text:span><text:span text:style-name="T4">java.util.LinkedHashSet</text:span><text:span text:style-name="T2">;</text:span><text:line-break/><text:span text:style-name="T2">import </text:span><text:span text:style-name="T4">java.util.Set</text:span><text:span text:style-name="T2">;</text:span><text:line-break/><text:span text:style-name="T2">import </text:span><text:span text:style-name="T4">java.util.TreeSet</text:span><text:span text:style-name="T2">;</text:span><text:line-break/><text:line-break/><text:span text:style-name="T2">public class </text:span><text:span text:style-name="T4">Main {</text:span><text:line-break/><text:line-break/><text:span text:style-name="T4"> <text:s text:c="3"/></text:span><text:span text:style-name="T2">public static void </text:span><text:span text:style-name="T13">main</text:span><text:span text:style-name="T4">(String[] args) {</text:span><text:line-break/><text:span text:style-name="T4"> <text:s text:c="7"/>Set s1 = </text:span><text:span text:style-name="T2">new </text:span><text:span text:style-name="T4">HashSet()</text:span><text:span text:style-name="T2">;</text:span><text:line-break/><text:span text:style-name="T2"> <text:s text:c="7"/></text:span><text:span text:style-name="T7">// method used to insert or add elements in any collection is add</text:span><text:line-break/><text:line-break/><text:span text:style-name="T7"> <text:s text:c="7"/></text:span><text:span text:style-name="T4">s1.add(</text:span><text:span text:style-name="T19">1</text:span><text:span text:style-name="T4">)</text:span><text:span text:style-name="T2">;</text:span><text:span text:style-name="T7">//int</text:span><text:line-break/><text:span text:style-name="T7"> <text:s text:c="7"/></text:span><text:span text:style-name="T4">s1.add(</text:span><text:span text:style-name="T19">12.5</text:span><text:span text:style-name="T4">)</text:span><text:span text:style-name="T2">;</text:span><text:span text:style-name="T7">//double</text:span><text:line-break/><text:span text:style-name="T7"> <text:s text:c="7"/></text:span><text:span text:style-name="T4">s1.add(</text:span><text:span text:style-name="T17">"java"</text:span><text:span text:style-name="T4">)</text:span><text:span text:style-name="T2">;</text:span><text:span text:style-name="T7">//String</text:span><text:line-break/><text:span text:style-name="T7"> <text:s text:c="7"/></text:span><text:span text:style-name="T4">s1.add(</text:span><text:span text:style-name="T2">null</text:span><text:span text:style-name="T4">)</text:span><text:span text:style-name="T2">; </text:span><text:span text:style-name="T7">// null is allowed in set</text:span><text:line-break/><text:span text:style-name="T7"> <text:s text:c="7"/></text:span><text:span text:style-name="T4">s1.add(</text:span><text:span text:style-name="T19">12.3f</text:span><text:span text:style-name="T4">)</text:span><text:span text:style-name="T2">;</text:span><text:span text:style-name="T7">//float</text:span><text:line-break/><text:span text:style-name="T7"> <text:s text:c="7"/>//s1 is considering all objects added as objects of objects class</text:span><text:line-break/><text:span text:style-name="T7"> <text:s text:c="7"/></text:span><text:span text:style-name="T4">System.</text:span><text:span text:style-name="T11">out</text:span><text:span text:style-name="T4">.println(s1)</text:span><text:span text:style-name="T2">;</text:span><text:line-break/><text:line-break/><text:span text:style-name="T2"> <text:s text:c="7"/></text:span><text:span text:style-name="T4">Set&lt;String&gt; s2 = </text:span><text:span text:style-name="T2">new </text:span><text:span text:style-name="T4">HashSet&lt;String&gt;()</text:span><text:span text:style-name="T2">;</text:span><text:line-break/><text:span text:style-name="T2"> <text:s text:c="7"/></text:span><text:span text:style-name="T4">s2.add(</text:span><text:span text:style-name="T17">"aaa"</text:span><text:span text:style-name="T4">)</text:span><text:span text:style-name="T2">;</text:span><text:line-break/><text:span text:style-name="T2"> <text:s text:c="7"/></text:span><text:span text:style-name="T4">s2.add(</text:span><text:span text:style-name="T17">"xyz"</text:span><text:span text:style-name="T4">)</text:span><text:span text:style-name="T2">;</text:span><text:line-break/><text:span text:style-name="T2"> <text:s text:c="7"/></text:span><text:span text:style-name="T4">s2.add(</text:span><text:span text:style-name="T17">"aaa"</text:span><text:span text:style-name="T4">)</text:span><text:span text:style-name="T2">;</text:span><text:line-break/><text:span text:style-name="T2"> <text:s text:c="7"/></text:span><text:span text:style-name="T4">s2.add(</text:span><text:span text:style-name="T17">"zyx"</text:span><text:span text:style-name="T4">)</text:span><text:span text:style-name="T2">;</text:span><text:line-break/><text:span text:style-name="T2"> <text:s text:c="7"/></text:span><text:span text:style-name="T4">s2.add(</text:span><text:span text:style-name="T17">"pqr"</text:span><text:span text:style-name="T4">)</text:span><text:span text:style-name="T2">;</text:span><text:line-break/><text:span text:style-name="T2"> <text:s text:c="7"/></text:span><text:span text:style-name="T4">s2.add(</text:span><text:span text:style-name="T17">"zzz"</text:span><text:span text:style-name="T4">)</text:span><text:span text:style-name="T2">;</text:span><text:line-break/><text:span text:style-name="T2"> <text:s text:c="7"/></text:span><text:span text:style-name="T4">System.</text:span><text:span text:style-name="T11">out</text:span><text:span text:style-name="T4">.println(s2)</text:span><text:span text:style-name="T2">;</text:span><text:line-break/><text:line-break/><text:line-break/><text:span text:style-name="T2"> <text:s text:c="7"/></text:span><text:span text:style-name="T7">//Linked hash set</text:span><text:line-break/><text:span text:style-name="T7"> <text:s text:c="7"/></text:span><text:span text:style-name="T4">Set&lt;String&gt; s3 = </text:span><text:span text:style-name="T2">new </text:span><text:span text:style-name="T4">LinkedHashSet&lt;String&gt;()</text:span><text:span text:style-name="T2">;</text:span><text:line-break/><text:span text:style-name="T2"> <text:s text:c="7"/></text:span><text:span text:style-name="T4">s3.add(</text:span><text:span text:style-name="T17">"aaa"</text:span><text:span text:style-name="T4">)</text:span><text:span text:style-name="T2">;</text:span><text:line-break/><text:span text:style-name="T2"> <text:s text:c="7"/></text:span><text:span text:style-name="T4">s3.add(</text:span><text:span text:style-name="T17">"xyz"</text:span><text:span text:style-name="T4">)</text:span><text:span text:style-name="T2">;</text:span><text:line-break/><text:span text:style-name="T2"> <text:s text:c="7"/></text:span><text:span text:style-name="T4">s3.add(</text:span><text:span text:style-name="T17">"aaa"</text:span><text:span text:style-name="T4">)</text:span><text:span text:style-name="T2">;</text:span><text:line-break/><text:span text:style-name="T2"> <text:s text:c="7"/></text:span><text:span text:style-name="T4">s3.add(</text:span><text:span text:style-name="T17">"zyx"</text:span><text:span text:style-name="T4">)</text:span><text:span text:style-name="T2">;</text:span><text:line-break/><text:span text:style-name="T2"> <text:s text:c="7"/></text:span><text:span text:style-name="T4">s3.add(</text:span><text:span text:style-name="T17">"pqr"</text:span><text:span text:style-name="T4">)</text:span><text:span text:style-name="T2">;</text:span><text:line-break/><text:span text:style-name="T2"> <text:s text:c="7"/></text:span><text:span text:style-name="T4">s3.add(</text:span><text:span text:style-name="T17">"zzz"</text:span><text:span text:style-name="T4">)</text:span><text:span text:style-name="T2">;</text:span><text:line-break/><text:span text:style-name="T2"> <text:s text:c="7"/></text:span><text:span text:style-name="T4">System.</text:span><text:span text:style-name="T11">out</text:span><text:span text:style-name="T4">.println(s3)</text:span><text:span text:style-name="T2">;</text:span><text:line-break/><text:line-break/><text:span text:style-name="T2"> <text:s text:c="7"/></text:span><text:span text:style-name="T7">// treeSet</text:span><text:line-break/><text:span text:style-name="T7"> <text:s text:c="7"/></text:span><text:span text:style-name="T4">Set&lt;String&gt; <text:s/>s4 = </text:span><text:span text:style-name="T2">new </text:span><text:span text:style-name="T4">TreeSet&lt;String&gt;()</text:span><text:span text:style-name="T2">;</text:span><text:line-break/><text:span text:style-name="T2"> <text:s text:c="7"/></text:span><text:span text:style-name="T4">s4.add(</text:span><text:span text:style-name="T17">"kannappagoud"</text:span><text:span text:style-name="T4">)</text:span><text:span text:style-name="T2">;</text:span><text:line-break/><text:span text:style-name="T2"> <text:s text:c="7"/></text:span><text:span text:style-name="T4">s4.add(</text:span><text:span text:style-name="T17">"sagar"</text:span><text:span text:style-name="T4">)</text:span><text:span text:style-name="T2">;</text:span><text:line-break/><text:span text:style-name="T2"> <text:s text:c="7"/></text:span><text:span text:style-name="T4">s4.add(</text:span><text:span text:style-name="T17">"vedha"</text:span><text:span text:style-name="T4">)</text:span><text:span text:style-name="T2">;</text:span><text:line-break/><text:span text:style-name="T2"> <text:s text:c="7"/></text:span><text:span text:style-name="T4">s4.add(</text:span><text:span text:style-name="T17">"varun"</text:span><text:span text:style-name="T4">)</text:span><text:span text:style-name="T2">;</text:span><text:line-break/><text:span text:style-name="T2"> <text:s text:c="7"/></text:span><text:span text:style-name="T4">s4.add(</text:span><text:span text:style-name="T17">"sagar"</text:span><text:span text:style-name="T4">)</text:span><text:span text:style-name="T2">;</text:span><text:line-break/><text:span text:style-name="T2"> <text:s text:c="7"/></text:span><text:span text:style-name="T4">System.</text:span><text:span text:style-name="T11">out</text:span><text:span text:style-name="T4">.println(s4)</text:span><text:span text:style-name="T2">;</text:span><text:line-break/><text:span text:style-name="T2"> <text:s text:c="3"/></text:span><text:span text:style-name="T4">}} </text:span></text:p>
      <text:p text:style-name="P11">output</text:p>
      <text:p text:style-name="P11">[null, 1, java, 12.5, 12.3]</text:p>
      <text:p text:style-name="P11">[aaa, pqr, xyz, zyx, zzz]</text:p>
      <text:p text:style-name="P11">[aaa, xyz, zyx, pqr, zzz]</text:p>
      <text:p text:style-name="P11">[kannappagoud, sagar, varun, vedha]</text:p>
      <text:p text:style-name="P11"/>
      <text:p text:style-name="P2"><text:span text:style-name="T4">Process finished with exit code 0</text:span><text:line-break/></text:p>
      <text:p text:style-name="P2"><text:soft-page-break/></text:p>
      <text:p text:style-name="P2"><text:span text:style-name="T2">package </text:span><text:span text:style-name="T4">com.thbs.mainpack</text:span><text:span text:style-name="T2">;</text:span><text:line-break/><text:line-break/><text:span text:style-name="T2">import </text:span><text:span text:style-name="T4">java.util.ArrayList</text:span><text:span text:style-name="T2">;</text:span><text:line-break/><text:span text:style-name="T2">import </text:span><text:span text:style-name="T4">java.util.Iterator</text:span><text:span text:style-name="T2">;</text:span><text:line-break/><text:span text:style-name="T2">import </text:span><text:span text:style-name="T4">java.util.List</text:span><text:span text:style-name="T2">;</text:span><text:line-break/><text:span text:style-name="T2">import </text:span><text:span text:style-name="T4">java.util.Scanner</text:span><text:span text:style-name="T2">;</text:span><text:line-break/><text:line-break/><text:span text:style-name="T2">public class </text:span><text:span text:style-name="T4">Main {</text:span><text:line-break/><text:line-break/><text:span text:style-name="T4"> <text:s text:c="3"/></text:span><text:span text:style-name="T2">public static void </text:span><text:span text:style-name="T13">main</text:span><text:span text:style-name="T4">(String[] args) {</text:span><text:line-break/><text:span text:style-name="T4"><text:tab/></text:span><text:span text:style-name="T7">/*//ArrayList</text:span><text:line-break/><text:span text:style-name="T7"> <text:s text:c="7"/>List&lt;String&gt; straList = new ArrayList&lt;String&gt;();</text:span><text:line-break/><text:span text:style-name="T7"> <text:s text:c="7"/>straList.add("kannappagoud");</text:span><text:line-break/><text:span text:style-name="T7"> <text:s text:c="7"/>straList.add("sagar");</text:span><text:line-break/><text:span text:style-name="T7"> <text:s text:c="7"/>straList.add("vedha");</text:span><text:line-break/><text:span text:style-name="T7"> <text:s text:c="7"/>straList.add("dharshan");</text:span><text:line-break/><text:span text:style-name="T7"> <text:s text:c="7"/>straList.add("sagar");</text:span><text:line-break/><text:span text:style-name="T7"> <text:s text:c="7"/>System.out.println(straList);</text:span><text:line-break/><text:span text:style-name="T7"> <text:s text:c="7"/>straList.add("mahesh");</text:span><text:line-break/><text:span text:style-name="T7"> <text:s text:c="7"/>System.out.println(straList);</text:span><text:line-break/><text:span text:style-name="T7"> <text:s text:c="7"/>straList.remove(4);</text:span><text:line-break/><text:span text:style-name="T7"> <text:s text:c="7"/>System.out.println(straList);</text:span><text:line-break/><text:span text:style-name="T7"> <text:s text:c="7"/>straList.remove("kannappagoud");</text:span><text:line-break/><text:span text:style-name="T7"> <text:s text:c="7"/>System.out.println(straList);</text:span><text:line-break/><text:line-break/><text:span text:style-name="T7"> <text:s text:c="7"/>ArrayList&lt;String&gt; sublist = new ArrayList&lt;String&gt;();</text:span><text:line-break/><text:span text:style-name="T7"> <text:s text:c="7"/>sublist.add("one");</text:span><text:line-break/><text:span text:style-name="T7"> <text:s text:c="7"/>sublist.add("two");</text:span><text:line-break/><text:span text:style-name="T7"> <text:s text:c="7"/>sublist.add("three");</text:span><text:line-break/><text:span text:style-name="T7"> <text:s text:c="7"/>straList.addAll(1,sublist);</text:span><text:line-break/><text:span text:style-name="T7"> <text:s text:c="7"/>System.out.println(straList);</text:span><text:line-break/><text:line-break/><text:span text:style-name="T7"> <text:s text:c="7"/>//traditional for loop</text:span><text:line-break/><text:span text:style-name="T7"> <text:s text:c="7"/>for(int i=0;i&lt;straList.size();i++)</text:span><text:line-break/><text:span text:style-name="T7"> <text:s text:c="7"/>{</text:span><text:line-break/><text:span text:style-name="T7"> <text:s text:c="11"/>System.out.println(straList.get(i)+" <text:s text:c="6"/>");</text:span><text:line-break/><text:span text:style-name="T7"> <text:s text:c="7"/>}</text:span><text:line-break/><text:span text:style-name="T7"> <text:s text:c="7"/>//Enhanced for loop</text:span><text:line-break/><text:span text:style-name="T7"> <text:s text:c="7"/>for (String s:straList)</text:span><text:line-break/><text:span text:style-name="T7"> <text:s text:c="7"/>{</text:span><text:line-break/><text:span text:style-name="T7"> <text:s text:c="11"/>System.out.print(s+" <text:s text:c="4"/>");</text:span><text:line-break/><text:span text:style-name="T7"> <text:s text:c="7"/>}</text:span><text:line-break/><text:span text:style-name="T7"> <text:s text:c="7"/>//we can use Iterator class object for iterating any collections</text:span><text:line-break/><text:line-break/><text:span text:style-name="T7"> <text:s text:c="7"/>Iterator&lt;String&gt; it = straList.iterator();</text:span><text:line-break/><text:span text:style-name="T7"> <text:s text:c="7"/>while (it.hasNext())</text:span><text:line-break/><text:span text:style-name="T7"> <text:s text:c="7"/>{</text:span><text:line-break/><text:span text:style-name="T7"> <text:s text:c="11"/>System.out.println(it.next().toUpperCase()+" <text:s text:c="5"/>");</text:span><text:line-break/><text:span text:style-name="T7"> <text:s text:c="7"/>}*/</text:span><text:line-break/><text:span text:style-name="T7"> <text:s text:c="7"/></text:span><text:span text:style-name="T4">Scanner sc = </text:span><text:span text:style-name="T2">new </text:span><text:span text:style-name="T4">Scanner(System.</text:span><text:span text:style-name="T11">in</text:span><text:span text:style-name="T4">)</text:span><text:span text:style-name="T2">;</text:span><text:line-break/><text:span text:style-name="T2"> <text:s text:c="7"/></text:span><text:span text:style-name="T4">System.</text:span><text:span text:style-name="T11">out</text:span><text:span text:style-name="T4">.println(</text:span><text:span text:style-name="T17">"No. of <text:s/>elements in the arraylist"</text:span><text:span text:style-name="T4">)</text:span><text:span text:style-name="T2">;</text:span><text:line-break/><text:span text:style-name="T2"> <text:s text:c="7"/>int </text:span><text:span text:style-name="T4">n = sc.nextInt()</text:span><text:span text:style-name="T2">;</text:span><text:line-break/><text:span text:style-name="T2"> <text:s text:c="7"/></text:span><text:span text:style-name="T4">ArrayList&lt;Integer&gt; ilist = </text:span><text:span text:style-name="T2">new </text:span><text:span text:style-name="T4">ArrayList&lt;Integer&gt;(n)</text:span><text:span text:style-name="T2">;</text:span><text:line-break/><text:span text:style-name="T2"> <text:s text:c="7"/>for </text:span><text:span text:style-name="T4">(</text:span><text:span text:style-name="T2">int </text:span><text:span text:style-name="T4">i=</text:span><text:span text:style-name="T19">0</text:span><text:span text:style-name="T2">;</text:span><text:span text:style-name="T4">i&lt;n</text:span><text:span text:style-name="T2">;</text:span><text:span text:style-name="T4">i++)</text:span><text:line-break/><text:span text:style-name="T4"> <text:s text:c="7"/>{</text:span><text:line-break/><text:span text:style-name="T4"> <text:s text:c="11"/>System.</text:span><text:span text:style-name="T11">out</text:span><text:span text:style-name="T4">.println(</text:span><text:span text:style-name="T17">"Enter the element:"</text:span><text:span text:style-name="T4">)</text:span><text:span text:style-name="T2">;</text:span><text:line-break/><text:span text:style-name="T2"> <text:s text:c="11"/>int </text:span><text:span text:style-name="T4">ele = sc.nextInt()</text:span><text:span text:style-name="T2">;</text:span><text:line-break/><text:span text:style-name="T2"> <text:s text:c="11"/></text:span><text:span text:style-name="T4">ilist.add(ele)</text:span><text:span text:style-name="T2">;</text:span><text:line-break/><text:span text:style-name="T2"> <text:s text:c="7"/></text:span><text:span text:style-name="T4">}</text:span><text:line-break/><text:span text:style-name="T4"> <text:s text:c="7"/></text:span><text:span text:style-name="T2">int </text:span><text:span text:style-name="T4">sum=</text:span><text:span text:style-name="T19">0</text:span><text:span text:style-name="T2">;</text:span><text:line-break/><text:soft-page-break/><text:span text:style-name="T2"> <text:s text:c="7"/></text:span><text:span text:style-name="T4">Iterator&lt;Integer&gt; it1 = ilist.iterator()</text:span><text:span text:style-name="T2">;</text:span><text:line-break/><text:span text:style-name="T2"> <text:s text:c="7"/>while </text:span><text:span text:style-name="T4">(it1.hasNext())</text:span><text:line-break/><text:span text:style-name="T4"> <text:s text:c="7"/>{</text:span><text:line-break/><text:span text:style-name="T4"> <text:s text:c="11"/></text:span><text:span text:style-name="T2">int </text:span><text:span text:style-name="T4">ele1 = it1.next()</text:span><text:span text:style-name="T2">;</text:span><text:line-break/><text:span text:style-name="T2"> <text:s text:c="11"/></text:span><text:span text:style-name="T4">System.</text:span><text:span text:style-name="T11">out</text:span><text:span text:style-name="T4">.print(ele1+</text:span><text:span text:style-name="T17">" <text:s text:c="2"/>"</text:span><text:span text:style-name="T4">)</text:span><text:span text:style-name="T2">;</text:span><text:line-break/><text:span text:style-name="T2"> <text:s text:c="11"/></text:span><text:span text:style-name="T4">sum+=ele1</text:span><text:span text:style-name="T2">;</text:span><text:line-break/><text:span text:style-name="T2"> <text:s text:c="7"/></text:span><text:span text:style-name="T4">}</text:span><text:line-break/><text:span text:style-name="T4"> <text:s text:c="7"/>System.</text:span><text:span text:style-name="T11">out</text:span><text:span text:style-name="T4">.println()</text:span><text:span text:style-name="T2">;</text:span><text:line-break/><text:span text:style-name="T2"> <text:s text:c="7"/></text:span><text:span text:style-name="T4">System.</text:span><text:span text:style-name="T11">out</text:span><text:span text:style-name="T4">.println(</text:span><text:span text:style-name="T17">"sum of elements in ilist: "</text:span><text:span text:style-name="T4">+sum)</text:span><text:span text:style-name="T2">;</text:span><text:line-break/><text:line-break/><text:line-break/><text:span text:style-name="T2"> <text:s text:c="7"/></text:span><text:span text:style-name="T4">sc.close()</text:span><text:span text:style-name="T2">;</text:span><text:line-break/><text:line-break/><text:line-break/><text:line-break/><text:span text:style-name="T2"> <text:s text:c="3"/></text:span><text:span text:style-name="T4">}</text:span><text:line-break/><text:span text:style-name="T4">}</text:span></text:p>
      <text:p text:style-name="P2"/>
      <text:p text:style-name="P2"/>
      <text:p text:style-name="P2"/>
      <text:p text:style-name="P2"/>
      <text:p text:style-name="P2"><text:span text:style-name="T2">package </text:span><text:span text:style-name="T4">com.thbs.mainpack</text:span><text:span text:style-name="T2">;</text:span><text:line-break/><text:line-break/><text:span text:style-name="T2">import </text:span><text:span text:style-name="T4">java.util.*</text:span><text:span text:style-name="T2">;</text:span><text:line-break/><text:line-break/><text:span text:style-name="T2">public class </text:span><text:span text:style-name="T4">Main {</text:span><text:line-break/><text:line-break/><text:span text:style-name="T4"> <text:s text:c="3"/></text:span><text:span text:style-name="T2">public static void </text:span><text:span text:style-name="T13">main</text:span><text:span text:style-name="T4">(String[] args) {</text:span><text:line-break/><text:line-break/><text:span text:style-name="T4"> <text:s text:c="7"/>List&lt;String&gt; l1 = </text:span><text:span text:style-name="T2">new </text:span><text:span text:style-name="T4">LinkedList&lt;String&gt;()</text:span><text:span text:style-name="T2">;</text:span><text:line-break/><text:span text:style-name="T2"> <text:s text:c="7"/></text:span><text:span text:style-name="T4">l1.add(</text:span><text:span text:style-name="T17">"orange"</text:span><text:span text:style-name="T4">)</text:span><text:span text:style-name="T2">;</text:span><text:line-break/><text:span text:style-name="T2"> <text:s text:c="7"/></text:span><text:span text:style-name="T4">l1.add(</text:span><text:span text:style-name="T17">"apple"</text:span><text:span text:style-name="T4">)</text:span><text:span text:style-name="T2">;</text:span><text:line-break/><text:span text:style-name="T2"> <text:s text:c="7"/></text:span><text:span text:style-name="T4">l1.add(</text:span><text:span text:style-name="T17">"mango"</text:span><text:span text:style-name="T4">)</text:span><text:span text:style-name="T2">;</text:span><text:line-break/><text:span text:style-name="T2"> <text:s text:c="7"/></text:span><text:span text:style-name="T4">System.</text:span><text:span text:style-name="T11">out</text:span><text:span text:style-name="T4">.println(</text:span><text:span text:style-name="T17">"is empty?"</text:span><text:span text:style-name="T4">+l1.isEmpty())</text:span><text:span text:style-name="T2">;</text:span><text:line-break/><text:span text:style-name="T2"> <text:s text:c="7"/></text:span><text:span text:style-name="T4">System.</text:span><text:span text:style-name="T11">out</text:span><text:span text:style-name="T4">.println(</text:span><text:span text:style-name="T17">"contains mango?"</text:span><text:span text:style-name="T4">+l1.contains(</text:span><text:span text:style-name="T17">"mango"</text:span><text:span text:style-name="T4">))</text:span><text:span text:style-name="T2">;</text:span><text:line-break/><text:span text:style-name="T2"> <text:s text:c="7"/></text:span><text:span text:style-name="T7">//ListIteartor can have in both directions : forword and backword</text:span><text:line-break/><text:line-break/><text:span text:style-name="T7"> <text:s text:c="7"/></text:span><text:span text:style-name="T4">ListIterator&lt;String&gt; it = l1.listIterator()</text:span><text:span text:style-name="T2">;</text:span><text:line-break/><text:span text:style-name="T2"> <text:s text:c="7"/></text:span><text:span text:style-name="T4">System.</text:span><text:span text:style-name="T11">out</text:span><text:span text:style-name="T4">.println(</text:span><text:span text:style-name="T17">"in forword direction"</text:span><text:span text:style-name="T4">)</text:span><text:span text:style-name="T2">;</text:span><text:line-break/><text:span text:style-name="T2"> <text:s text:c="7"/>while</text:span><text:span text:style-name="T4">(it.hasNext())</text:span><text:line-break/><text:span text:style-name="T4"> <text:s text:c="7"/>{</text:span><text:line-break/><text:span text:style-name="T4"> <text:s text:c="11"/>System.</text:span><text:span text:style-name="T11">out</text:span><text:span text:style-name="T4">.println(it.next())</text:span><text:span text:style-name="T2">;</text:span><text:line-break/><text:line-break/><text:span text:style-name="T2"> <text:s text:c="7"/></text:span><text:span text:style-name="T4">}</text:span><text:line-break/><text:span text:style-name="T4"> <text:s text:c="7"/>System.</text:span><text:span text:style-name="T11">out</text:span><text:span text:style-name="T4">.println()</text:span><text:span text:style-name="T2">;</text:span><text:line-break/><text:span text:style-name="T2"> <text:s text:c="7"/></text:span><text:span text:style-name="T4">System.</text:span><text:span text:style-name="T11">out</text:span><text:span text:style-name="T4">.println(</text:span><text:span text:style-name="T17">"printing in backword direction"</text:span><text:span text:style-name="T4">)</text:span><text:span text:style-name="T2">;</text:span><text:line-break/><text:span text:style-name="T2"> <text:s text:c="7"/>while</text:span><text:span text:style-name="T4">(it.hasPrevious())</text:span><text:line-break/><text:span text:style-name="T4"> <text:s text:c="7"/>{</text:span><text:line-break/><text:span text:style-name="T4"> <text:s text:c="11"/>System.</text:span><text:span text:style-name="T11">out</text:span><text:span text:style-name="T4">.println(it.previous()+</text:span><text:span text:style-name="T17">" <text:s text:c="2"/>"</text:span><text:span text:style-name="T4">)</text:span><text:span text:style-name="T2">;</text:span><text:line-break/><text:span text:style-name="T2"> <text:s text:c="7"/></text:span><text:span text:style-name="T4">}</text:span><text:line-break/><text:span text:style-name="T4"> <text:s text:c="7"/>System.</text:span><text:span text:style-name="T11">out</text:span><text:span text:style-name="T4">.println()</text:span><text:span text:style-name="T2">;</text:span><text:line-break/><text:span text:style-name="T2"> <text:s text:c="7"/></text:span><text:span text:style-name="T4">Collections.</text:span><text:span text:style-name="T5">reverse</text:span><text:span text:style-name="T4">(l1)</text:span><text:span text:style-name="T2">;</text:span><text:line-break/><text:span text:style-name="T2"> <text:s text:c="7"/></text:span><text:span text:style-name="T4">System.</text:span><text:span text:style-name="T11">out</text:span><text:span text:style-name="T4">.println(l1)</text:span><text:span text:style-name="T2">;</text:span><text:line-break/><text:span text:style-name="T2"> <text:s text:c="7"/></text:span><text:span text:style-name="T4">Collections.</text:span><text:span text:style-name="T5">sort</text:span><text:span text:style-name="T4">(l1)</text:span><text:span text:style-name="T2">;</text:span><text:line-break/><text:span text:style-name="T2"> <text:s text:c="7"/></text:span><text:span text:style-name="T4">System.</text:span><text:span text:style-name="T11">out</text:span><text:span text:style-name="T4">.println(l1)</text:span><text:span text:style-name="T2">;</text:span><text:line-break/><text:line-break/><text:line-break/><text:span text:style-name="T2"> <text:s text:c="3"/></text:span><text:span text:style-name="T4">}</text:span><text:line-break/><text:soft-page-break/><text:span text:style-name="T4">}</text:span><text:line-break/> </text:p>
      <text:p text:style-name="P2"/>
      <text:p text:style-name="P3">output</text:p>
      <text:p text:style-name="P3">is empty?false</text:p>
      <text:p text:style-name="P3">contains mango?true</text:p>
      <text:p text:style-name="P3">in forword direction</text:p>
      <text:p text:style-name="P3">orange</text:p>
      <text:p text:style-name="P3">apple</text:p>
      <text:p text:style-name="P3">mango</text:p>
      <text:p text:style-name="P3"/>
      <text:p text:style-name="P3">printing in backword direction</text:p>
      <text:p text:style-name="P3">mango <text:s text:c="2"/></text:p>
      <text:p text:style-name="P3">apple <text:s text:c="2"/></text:p>
      <text:p text:style-name="P3">orange <text:s text:c="2"/></text:p>
      <text:p text:style-name="P3"/>
      <text:p text:style-name="P3">[mango, apple, orange]</text:p>
      <text:p text:style-name="P3">[apple, mango, orange]</text:p>
      <text:p text:style-name="P3"/>
      <text:p text:style-name="P3">Process finished with exit code 0</text:p>
      <text:p text:style-name="P2">----------------------------------------------------------------------------------------------------------------------</text:p>
      <text:p text:style-name="P2">-------------------------------------------------------------------------------------------------------------------------</text:p>
      <text:p text:style-name="P2"/>
      <text:p text:style-name="P2"/>
      <text:p text:style-name="P19">vectors </text:p>
      <text:p text:style-name="P4"><text:s/></text:p>
      <text:p text:style-name="P18">1.very similar to array list</text:p>
      <text:p text:style-name="P18">2.vectors are thread safe</text:p>
      <text:p text:style-name="P18">3.there are methods as slow compared to array list.</text:p>
      <text:p text:style-name="P18"/>
      <text:p text:style-name="P4"><text:span text:style-name="T2">package </text:span><text:span text:style-name="T4">com.thbs.mainpack</text:span><text:span text:style-name="T2">;</text:span><text:line-break/><text:line-break/><text:span text:style-name="T2">import </text:span><text:span text:style-name="T4">java.util.Enumeration</text:span><text:span text:style-name="T2">;</text:span><text:line-break/><text:span text:style-name="T2">import </text:span><text:span text:style-name="T4">java.util.Iterator</text:span><text:span text:style-name="T2">;</text:span><text:line-break/><text:span text:style-name="T2">import </text:span><text:span text:style-name="T4">java.util.Vector</text:span><text:span text:style-name="T2">;</text:span><text:line-break/><text:line-break/><text:span text:style-name="T2">public class </text:span><text:span text:style-name="T4">Main {</text:span><text:line-break/><text:line-break/><text:span text:style-name="T4"> <text:s text:c="3"/></text:span><text:span text:style-name="T2">public static void </text:span><text:span text:style-name="T13">main</text:span><text:span text:style-name="T4">(String[] args) {</text:span><text:line-break/><text:span text:style-name="T4"> <text:s text:c="7"/></text:span><text:span text:style-name="T7">//very similar to arraylist</text:span><text:line-break/><text:span text:style-name="T7"> <text:s text:c="7"/>//vectors are thread safe</text:span><text:line-break/><text:span text:style-name="T7"> <text:s text:c="7"/>//there methods as slow compared to arraylist</text:span><text:line-break/><text:span text:style-name="T7"> <text:s text:c="7"/></text:span><text:span text:style-name="T4">Vector&lt;String&gt; v = </text:span><text:span text:style-name="T2">new </text:span><text:span text:style-name="T4">Vector&lt;String&gt;()</text:span><text:span text:style-name="T2">;</text:span><text:line-break/><text:span text:style-name="T2"> <text:s text:c="7"/></text:span><text:span text:style-name="T4">v.add(</text:span><text:span text:style-name="T17">"kholi"</text:span><text:span text:style-name="T4">)</text:span><text:span text:style-name="T2">;</text:span><text:line-break/><text:span text:style-name="T2"> <text:s text:c="7"/></text:span><text:span text:style-name="T4">v.add(</text:span><text:span text:style-name="T17">"harshel patel"</text:span><text:span text:style-name="T4">)</text:span><text:span text:style-name="T2">;</text:span><text:line-break/><text:span text:style-name="T2"> <text:s text:c="7"/></text:span><text:span text:style-name="T4">v.add(</text:span><text:span text:style-name="T17">"ABD villers"</text:span><text:span text:style-name="T4">)</text:span><text:span text:style-name="T2">;</text:span><text:line-break/><text:span text:style-name="T2"> <text:s text:c="7"/></text:span><text:span text:style-name="T4">Enumeration&lt;String&gt; e = v.elements()</text:span><text:span text:style-name="T2">;</text:span><text:line-break/><text:span text:style-name="T2"> <text:s text:c="7"/>while </text:span><text:span text:style-name="T4">(e.hasMoreElements())</text:span><text:line-break/><text:span text:style-name="T4"> <text:s text:c="7"/>{</text:span><text:line-break/><text:span text:style-name="T4"> <text:s text:c="11"/>System.</text:span><text:span text:style-name="T11">out</text:span><text:span text:style-name="T4">.println(e.nextElement()+</text:span><text:span text:style-name="T17">" "</text:span><text:span text:style-name="T4">)</text:span><text:span text:style-name="T2">;</text:span><text:line-break/><text:span text:style-name="T2"> <text:s text:c="7"/></text:span><text:span text:style-name="T4">}</text:span><text:line-break/><text:span text:style-name="T4"> <text:s text:c="6"/>System.</text:span><text:span text:style-name="T11">out</text:span><text:span text:style-name="T4">.println()</text:span><text:span text:style-name="T2">;</text:span><text:line-break/><text:span text:style-name="T2"> <text:s text:c="7"/></text:span><text:span text:style-name="T4">Iterator&lt;String&gt; it = v.iterator()</text:span><text:span text:style-name="T2">;</text:span><text:line-break/><text:span text:style-name="T2"> <text:s text:c="7"/>while</text:span><text:span text:style-name="T4">(it.hasNext())</text:span><text:line-break/><text:soft-page-break/><text:span text:style-name="T4"> <text:s text:c="7"/>{</text:span><text:line-break/><text:span text:style-name="T4"> <text:s text:c="11"/>System.</text:span><text:span text:style-name="T11">out</text:span><text:span text:style-name="T4">.println(it.next()+</text:span><text:span text:style-name="T17">" <text:s/>"</text:span><text:span text:style-name="T4">)</text:span><text:span text:style-name="T2">;</text:span><text:line-break/><text:span text:style-name="T2"> <text:s text:c="7"/></text:span><text:span text:style-name="T4">}</text:span><text:line-break/><text:line-break/><text:span text:style-name="T4"> <text:s text:c="3"/>}</text:span><text:line-break/><text:span text:style-name="T4">}</text:span><text:line-break/></text:p>
      <text:p text:style-name="P4"><text:s text:c="2"/>output</text:p>
      <text:p text:style-name="P4">kholi </text:p>
      <text:p text:style-name="P4">harshel patel </text:p>
      <text:p text:style-name="P4">ABD villers </text:p>
      <text:p text:style-name="P4"/>
      <text:p text:style-name="P4">kholi <text:s/></text:p>
      <text:p text:style-name="P4">harshel patel <text:s/></text:p>
      <text:p text:style-name="P4">ABD villers <text:s/></text:p>
      <text:p text:style-name="P4">Process finished with exit code 0</text:p>
      <text:p text:style-name="P4">-------------------------------------------------------------------------------------------------------------</text:p>
      <text:p text:style-name="P4">-------------------------------------------------------------------------------------------------------------</text:p>
      <text:p text:style-name="P4"><text:s/><text:span text:style-name="T21">stack</text:span></text:p>
      <text:p text:style-name="P18">stack is collection is also called list.stack collection(DS) is child or subclass of vector</text:p>
      <text:p text:style-name="P4"/>
      <text:p text:style-name="P4"><text:span text:style-name="T2">package </text:span><text:span text:style-name="T4">com.thbs.mainpack</text:span><text:span text:style-name="T2">;</text:span><text:line-break/><text:line-break/><text:span text:style-name="T2">import </text:span><text:span text:style-name="T4">java.util.Stack</text:span><text:span text:style-name="T2">;</text:span><text:line-break/><text:span text:style-name="T2">import </text:span><text:span text:style-name="T4">java.util.Vector</text:span><text:span text:style-name="T2">;</text:span><text:line-break/><text:line-break/><text:span text:style-name="T2">public class </text:span><text:span text:style-name="T4">Main {</text:span><text:line-break/><text:line-break/><text:span text:style-name="T4"> <text:s text:c="3"/></text:span><text:span text:style-name="T2">public static void </text:span><text:span text:style-name="T13">main</text:span><text:span text:style-name="T4">(String[] args) {</text:span><text:line-break/><text:span text:style-name="T4"> <text:s text:c="8"/></text:span><text:span text:style-name="T7">// stack works on LIFO</text:span><text:line-break/><text:span text:style-name="T7"> <text:s text:c="7"/>//Vector&lt;String&gt; st = new Stack&lt;String&gt;();</text:span><text:line-break/><text:span text:style-name="T7"> <text:s text:c="7"/></text:span><text:span text:style-name="T4">Stack&lt;String&gt; st = </text:span><text:span text:style-name="T2">new </text:span><text:span text:style-name="T4">Stack&lt;String&gt;()</text:span><text:span text:style-name="T2">;</text:span><text:line-break/><text:span text:style-name="T2"> <text:s text:c="7"/></text:span><text:span text:style-name="T7">/*st.push("hello");</text:span><text:line-break/><text:span text:style-name="T7"> <text:s text:c="7"/>st.push("happy");</text:span><text:line-break/><text:span text:style-name="T7"> <text:s text:c="7"/>st.push("coding");*/</text:span><text:line-break/><text:span text:style-name="T7"> <text:s text:c="7"/></text:span><text:span text:style-name="T4">st.push(</text:span><text:span text:style-name="T17">"aaa"</text:span><text:span text:style-name="T4">)</text:span><text:span text:style-name="T2">;</text:span><text:line-break/><text:span text:style-name="T2"> <text:s text:c="7"/></text:span><text:span text:style-name="T4">st.push(</text:span><text:span text:style-name="T17">"bbb"</text:span><text:span text:style-name="T4">)</text:span><text:span text:style-name="T2">;</text:span><text:line-break/><text:span text:style-name="T2"> <text:s text:c="7"/></text:span><text:span text:style-name="T4">st.push(</text:span><text:span text:style-name="T17">"ccc"</text:span><text:span text:style-name="T4">)</text:span><text:span text:style-name="T2">;</text:span><text:line-break/><text:span text:style-name="T2"> <text:s text:c="7"/></text:span><text:span text:style-name="T4">System.</text:span><text:span text:style-name="T11">out</text:span><text:span text:style-name="T4">.println(st.pop())</text:span><text:span text:style-name="T2">; </text:span><text:span text:style-name="T7">//removes the elements from stack</text:span><text:line-break/><text:span text:style-name="T7"> <text:s text:c="7"/></text:span><text:span text:style-name="T4">System.</text:span><text:span text:style-name="T11">out</text:span><text:span text:style-name="T4">.println(st.peek())</text:span><text:span text:style-name="T2">;</text:span><text:span text:style-name="T7">//peek does not remove the top elements</text:span><text:line-break/><text:span text:style-name="T7"> <text:s text:c="7"/></text:span><text:span text:style-name="T4">System.</text:span><text:span text:style-name="T11">out</text:span><text:span text:style-name="T4">.println(st)</text:span><text:span text:style-name="T2">;</text:span><text:line-break/><text:span text:style-name="T2"> <text:s text:c="7"/></text:span><text:span text:style-name="T4">st.add(</text:span><text:span text:style-name="T19">1</text:span><text:span text:style-name="T2">, </text:span><text:span text:style-name="T17">"thnik different"</text:span><text:span text:style-name="T4">)</text:span><text:span text:style-name="T2">;</text:span><text:span text:style-name="T7">//position of the elements in the collection</text:span><text:line-break/><text:span text:style-name="T7"> <text:s text:c="7"/></text:span><text:span text:style-name="T4">System.</text:span><text:span text:style-name="T11">out</text:span><text:span text:style-name="T4">.println(st)</text:span><text:span text:style-name="T2">;</text:span><text:line-break/><text:span text:style-name="T2"> <text:s text:c="7"/></text:span><text:span text:style-name="T4">System.</text:span><text:span text:style-name="T11">out</text:span><text:span text:style-name="T4">.println(st.search(</text:span><text:span text:style-name="T17">"bbb"</text:span><text:span text:style-name="T4">))</text:span><text:span text:style-name="T2">;</text:span><text:line-break/><text:span text:style-name="T2"> <text:s text:c="7"/></text:span><text:span text:style-name="T4">System.</text:span><text:span text:style-name="T11">out</text:span><text:span text:style-name="T4">.println(st.search(</text:span><text:span text:style-name="T17">"ccc"</text:span><text:span text:style-name="T4">))</text:span><text:span text:style-name="T2">;</text:span><text:span text:style-name="T7">// return -1 as position means elements does not existing in collection</text:span><text:line-break/><text:span text:style-name="T7"> <text:s text:c="7"/></text:span><text:span text:style-name="T4">System.</text:span><text:span text:style-name="T11">out</text:span><text:span text:style-name="T4">.println(st.contains(</text:span><text:span text:style-name="T17">"aaa"</text:span><text:span text:style-name="T4">))</text:span><text:span text:style-name="T2">;</text:span><text:line-break/><text:span text:style-name="T2"> <text:s text:c="3"/></text:span><text:span text:style-name="T4">}</text:span><text:line-break/><text:span text:style-name="T4">}</text:span><text:line-break/> <text:s text:c="27"/><text:span text:style-name="T21">output</text:span></text:p>
      <text:p text:style-name="P4">ccc</text:p>
      <text:p text:style-name="P4">bbb</text:p>
      <text:p text:style-name="P4">[aaa, bbb]</text:p>
      <text:p text:style-name="P4">[aaa, thnik different, bbb]</text:p>
      <text:p text:style-name="P4">1</text:p>
      <text:p text:style-name="P4">-1</text:p>
      <text:p text:style-name="P4">true</text:p>
      <text:p text:style-name="P4">Process finished with exit code 0</text:p>
      <text:p text:style-name="P4"><text:soft-page-break/></text:p>
      <text:p text:style-name="P4"/>
      <text:p text:style-name="P4"/>
      <text:p text:style-name="P5">quees</text:p>
      <text:p text:style-name="P5"/>
      <text:p text:style-name="P5"><text:span text:style-name="T2">package </text:span><text:span text:style-name="T4">com.thbs.mainpack</text:span><text:span text:style-name="T2">;</text:span><text:line-break/><text:line-break/><text:span text:style-name="T2">import </text:span><text:span text:style-name="T4">javax.jws.soap.</text:span><text:span text:style-name="T15">SOAPBinding</text:span><text:span text:style-name="T2">;</text:span><text:line-break/><text:span text:style-name="T2">import </text:span><text:span text:style-name="T4">java.util.LinkedList</text:span><text:span text:style-name="T2">;</text:span><text:line-break/><text:span text:style-name="T2">import </text:span><text:span text:style-name="T4">java.util.Queue</text:span><text:span text:style-name="T2">;</text:span><text:line-break/><text:line-break/><text:span text:style-name="T2">public class </text:span><text:span text:style-name="T4">Main {</text:span><text:line-break/><text:line-break/><text:span text:style-name="T4"> <text:s text:c="3"/></text:span><text:span text:style-name="T2">public static void </text:span><text:span text:style-name="T13">main</text:span><text:span text:style-name="T4">(String[] args) {</text:span><text:line-break/><text:span text:style-name="T4"> <text:s text:c="7"/>Queue&lt;String&gt; q = </text:span><text:span text:style-name="T2">new </text:span><text:span text:style-name="T4">LinkedList&lt;String&gt;()</text:span><text:span text:style-name="T2">;</text:span><text:line-break/><text:span text:style-name="T2"> <text:s text:c="7"/></text:span><text:span text:style-name="T4">q.add(</text:span><text:span text:style-name="T17">"java"</text:span><text:span text:style-name="T4">)</text:span><text:span text:style-name="T2">;</text:span><text:line-break/><text:span text:style-name="T2"> <text:s text:c="7"/></text:span><text:span text:style-name="T4">q.add(</text:span><text:span text:style-name="T17">"javaScript"</text:span><text:span text:style-name="T4">)</text:span><text:span text:style-name="T2">;</text:span><text:line-break/><text:span text:style-name="T2"> <text:s text:c="7"/></text:span><text:span text:style-name="T4">q.add(</text:span><text:span text:style-name="T17">".net"</text:span><text:span text:style-name="T4">)</text:span><text:span text:style-name="T2">;</text:span><text:line-break/><text:span text:style-name="T2"> <text:s text:c="7"/></text:span><text:span text:style-name="T4">q.add(</text:span><text:span text:style-name="T17">"HTML5"</text:span><text:span text:style-name="T4">)</text:span><text:span text:style-name="T2">;</text:span><text:line-break/><text:line-break/><text:span text:style-name="T2"> <text:s text:c="7"/></text:span><text:span text:style-name="T7">// add to rear and remove from front and end</text:span><text:line-break/><text:span text:style-name="T7"> <text:s text:c="7"/>// works on FIFO</text:span><text:line-break/><text:span text:style-name="T7"> <text:s text:c="7"/></text:span><text:span text:style-name="T4">System.</text:span><text:span text:style-name="T11">out</text:span><text:span text:style-name="T4">.println(q.poll())</text:span><text:span text:style-name="T2">;</text:span><text:line-break/><text:span text:style-name="T2"> <text:s text:c="7"/></text:span><text:span text:style-name="T4">System.</text:span><text:span text:style-name="T11">out</text:span><text:span text:style-name="T4">.println(q)</text:span><text:span text:style-name="T2">;</text:span><text:line-break/><text:span text:style-name="T2"> <text:s text:c="7"/></text:span><text:span text:style-name="T4">System.</text:span><text:span text:style-name="T11">out</text:span><text:span text:style-name="T4">.println(q.peek())</text:span><text:span text:style-name="T2">;</text:span><text:line-break/><text:line-break/><text:span text:style-name="T2"> <text:s text:c="3"/></text:span><text:span text:style-name="T4">}</text:span><text:line-break/><text:span text:style-name="T4">}</text:span><text:line-break/></text:p>
      <text:p text:style-name="P5"/>
      <text:p text:style-name="P5">output</text:p>
      <text:p text:style-name="P5">java</text:p>
      <text:p text:style-name="P5">[javaScript, .net, HTML5]</text:p>
      <text:p text:style-name="P5">javaScript</text:p>
      <text:p text:style-name="P5"/>
      <text:p text:style-name="P5">Process finished with exit code 0</text:p>
      <text:p text:style-name="P5">---------------------------------------------------------------------------------------------------------------</text:p>
      <text:p text:style-name="P5">--------------------------------------------------------------------------------------------------------------</text:p>
      <text:p text:style-name="P6">map</text:p>
      <text:p text:style-name="P6"/>
      <text:p text:style-name="P6"><text:span text:style-name="T2">package </text:span><text:span text:style-name="T4">com.thbs.mainpack</text:span><text:span text:style-name="T2">;</text:span><text:line-break/><text:line-break/><text:span text:style-name="T2">import </text:span><text:span text:style-name="T4">java.util.HashMap</text:span><text:span text:style-name="T2">;</text:span><text:line-break/><text:span text:style-name="T2">import </text:span><text:span text:style-name="T4">java.util.Map</text:span><text:span text:style-name="T2">;</text:span><text:line-break/><text:line-break/><text:span text:style-name="T2">public class </text:span><text:span text:style-name="T4">Main {</text:span><text:line-break/><text:line-break/><text:span text:style-name="T4"> <text:s text:c="3"/></text:span><text:span text:style-name="T2">public static void </text:span><text:span text:style-name="T13">main</text:span><text:span text:style-name="T4">(String[] args) {</text:span><text:line-break/><text:span text:style-name="T4"> <text:s text:c="7"/>Map&lt;Integer</text:span><text:span text:style-name="T2">,</text:span><text:span text:style-name="T4">String&gt; hm = </text:span><text:span text:style-name="T2">new </text:span><text:span text:style-name="T4">HashMap&lt;Integer</text:span><text:span text:style-name="T2">,</text:span><text:span text:style-name="T4">String&gt;()</text:span><text:span text:style-name="T2">;</text:span><text:line-break/><text:span text:style-name="T2"> <text:s text:c="7"/></text:span><text:span text:style-name="T7">//method used inset object in map (HashMap)the hash</text:span><text:line-break/><text:span text:style-name="T7"> <text:s text:c="7"/>//put()</text:span><text:line-break/><text:span text:style-name="T7"> <text:s text:c="7"/>//to organize the objects its the duplicates key value</text:span><text:line-break/><text:span text:style-name="T7"> <text:s text:c="7"/>// no order of insertion followed <text:s text:c="2"/></text:span><text:line-break/><text:span text:style-name="T7"> <text:s text:c="7"/></text:span><text:span text:style-name="T4">hm.put(</text:span><text:span text:style-name="T19">100</text:span><text:span text:style-name="T2">,</text:span><text:span text:style-name="T17">"Books"</text:span><text:span text:style-name="T4">)</text:span><text:span text:style-name="T2">;</text:span><text:line-break/><text:span text:style-name="T2"> <text:s text:c="7"/></text:span><text:span text:style-name="T4">hm.put(</text:span><text:span text:style-name="T19">200</text:span><text:span text:style-name="T2">,</text:span><text:span text:style-name="T17">"paper"</text:span><text:span text:style-name="T4">)</text:span><text:span text:style-name="T2">;</text:span><text:line-break/><text:span text:style-name="T2"> <text:s text:c="7"/></text:span><text:span text:style-name="T4">hm.put(</text:span><text:span text:style-name="T19">150</text:span><text:span text:style-name="T2">,</text:span><text:span text:style-name="T17">"pens"</text:span><text:span text:style-name="T4">)</text:span><text:span text:style-name="T2">;</text:span><text:line-break/><text:span text:style-name="T2"> <text:s text:c="7"/></text:span><text:span text:style-name="T4">hm.put(</text:span><text:span text:style-name="T2">null,null</text:span><text:span text:style-name="T4">)</text:span><text:span text:style-name="T2">;</text:span><text:line-break/><text:span text:style-name="T2"> <text:s text:c="7"/></text:span><text:span text:style-name="T4">hm.put(</text:span><text:span text:style-name="T19">250</text:span><text:span text:style-name="T2">,null</text:span><text:span text:style-name="T4">)</text:span><text:span text:style-name="T2">;</text:span><text:line-break/><text:soft-page-break/><text:span text:style-name="T2"> <text:s text:c="7"/></text:span><text:span text:style-name="T4">hm.put(</text:span><text:span text:style-name="T19">350</text:span><text:span text:style-name="T2">,null</text:span><text:span text:style-name="T4">)</text:span><text:span text:style-name="T2">;</text:span><text:line-break/><text:span text:style-name="T2"> <text:s text:c="7"/></text:span><text:span text:style-name="T4">System.</text:span><text:span text:style-name="T11">out</text:span><text:span text:style-name="T4">.println(hm)</text:span><text:span text:style-name="T2">;</text:span><text:line-break/><text:line-break/><text:span text:style-name="T2"> <text:s text:c="3"/></text:span><text:span text:style-name="T4">}</text:span><text:line-break/><text:span text:style-name="T4">}</text:span><text:line-break/></text:p>
      <text:p text:style-name="P6">{null=null, 100=Books, 150=pens, 200=paper, 250=null, 350=null}</text:p>
      <text:p text:style-name="P6"/>
      <text:p text:style-name="P6">LinkedHashMap:</text:p>
      <text:p text:style-name="P6"/>
      <text:p text:style-name="P6"><text:span text:style-name="T2">package </text:span><text:span text:style-name="T4">com.thbs.mainpack</text:span><text:span text:style-name="T2">;</text:span><text:line-break/><text:line-break/><text:span text:style-name="T2">import </text:span><text:span text:style-name="T4">java.util.HashMap</text:span><text:span text:style-name="T2">;</text:span><text:line-break/><text:span text:style-name="T2">import </text:span><text:span text:style-name="T4">java.util.Map</text:span><text:span text:style-name="T2">;</text:span><text:line-break/><text:line-break/><text:span text:style-name="T2">public class </text:span><text:span text:style-name="T4">Main {</text:span><text:line-break/><text:line-break/><text:span text:style-name="T4"> <text:s text:c="3"/></text:span><text:span text:style-name="T2">public static void </text:span><text:span text:style-name="T13">main</text:span><text:span text:style-name="T4">(String[] args) {</text:span></text:p>
      <text:p text:style-name="P6"><text:span text:style-name="T4">Map&lt;Integer</text:span><text:span text:style-name="T2">,</text:span><text:span text:style-name="T4">String&gt; lhm = </text:span><text:span text:style-name="T2">new </text:span><text:span text:style-name="T4">HashMap&lt;Integer</text:span><text:span text:style-name="T2">,</text:span><text:span text:style-name="T4">String&gt;()</text:span><text:span text:style-name="T2">;</text:span><text:line-break/><text:span text:style-name="T4">lhm.put(</text:span><text:span text:style-name="T19">100</text:span><text:span text:style-name="T2">,</text:span><text:span text:style-name="T17">"Books"</text:span><text:span text:style-name="T4">)</text:span><text:span text:style-name="T2">;</text:span><text:line-break/><text:span text:style-name="T4">lhm.put(</text:span><text:span text:style-name="T19">200</text:span><text:span text:style-name="T2">,</text:span><text:span text:style-name="T17">"paper"</text:span><text:span text:style-name="T4">)</text:span><text:span text:style-name="T2">;</text:span><text:line-break/><text:span text:style-name="T4">lhm.put(</text:span><text:span text:style-name="T19">150</text:span><text:span text:style-name="T2">,</text:span><text:span text:style-name="T17">"pens"</text:span><text:span text:style-name="T4">)</text:span><text:span text:style-name="T2">;</text:span><text:line-break/><text:span text:style-name="T4">lhm.put(</text:span><text:span text:style-name="T2">null,null</text:span><text:span text:style-name="T4">)</text:span><text:span text:style-name="T2">;</text:span><text:line-break/><text:span text:style-name="T4">lhm.put(</text:span><text:span text:style-name="T19">250</text:span><text:span text:style-name="T2">,null</text:span><text:span text:style-name="T4">)</text:span><text:span text:style-name="T2">;</text:span><text:line-break/><text:span text:style-name="T4">lhm.put(</text:span><text:span text:style-name="T19">350</text:span><text:span text:style-name="T2">,null</text:span><text:span text:style-name="T4">)</text:span><text:span text:style-name="T2">;</text:span><text:line-break/><text:span text:style-name="T4">System.</text:span><text:span text:style-name="T11">out</text:span><text:span text:style-name="T4">.println(lhm)</text:span><text:span text:style-name="T2">;</text:span></text:p>
      <text:p text:style-name="P12"/>
      <text:p text:style-name="P12">output</text:p>
      <text:p text:style-name="P12">{null=null, 100=Books, 150=pens, 200=paper, 250=null, 350=null}</text:p>
      <text:p text:style-name="P12"/>
      <text:p text:style-name="P12">Process finished with exit code 0</text:p>
      <text:p text:style-name="P12"/>
      <text:p text:style-name="P13"/>
      <text:p text:style-name="P7"/>
      <text:p text:style-name="P7">HashTable</text:p>
      <text:p text:style-name="P7"><text:span text:style-name="T2">package </text:span><text:span text:style-name="T4">com.thbs.mainpack</text:span><text:span text:style-name="T2">;</text:span><text:line-break/><text:line-break/><text:span text:style-name="T2">import </text:span><text:span text:style-name="T4">java.util.HashMap</text:span><text:span text:style-name="T2">;</text:span><text:line-break/><text:span text:style-name="T2">import </text:span><text:span text:style-name="T4">java.util.Hashtable</text:span><text:span text:style-name="T2">;</text:span><text:line-break/><text:span text:style-name="T2">import </text:span><text:span text:style-name="T4">java.util.Map</text:span><text:span text:style-name="T2">;</text:span><text:line-break/><text:span text:style-name="T2">import </text:span><text:span text:style-name="T4">java.util.TreeMap</text:span><text:span text:style-name="T2">;</text:span><text:line-break/><text:line-break/><text:span text:style-name="T2">public class </text:span><text:span text:style-name="T4">Main {</text:span><text:line-break/><text:line-break/><text:span text:style-name="T4"> <text:s text:c="3"/></text:span><text:span text:style-name="T2">public static void </text:span><text:span text:style-name="T13">main</text:span><text:span text:style-name="T4">(String[] args) {</text:span></text:p>
      <text:p text:style-name="P7"/>
      <text:p text:style-name="P7"><text:span text:style-name="T4">Map&lt;Integer</text:span><text:span text:style-name="T2">,</text:span><text:span text:style-name="T4">String&gt; hb = </text:span><text:span text:style-name="T2">new </text:span><text:span text:style-name="T4">Hashtable&lt;Integer</text:span><text:span text:style-name="T2">,</text:span><text:span text:style-name="T4">String&gt;()</text:span><text:span text:style-name="T2">;</text:span><text:line-break/><text:span text:style-name="T4">hb.put(</text:span><text:span text:style-name="T19">800</text:span><text:span text:style-name="T2">,</text:span><text:span text:style-name="T17">"Books"</text:span><text:span text:style-name="T4">)</text:span><text:span text:style-name="T2">;</text:span><text:line-break/><text:span text:style-name="T4">hb.put(</text:span><text:span text:style-name="T19">200</text:span><text:span text:style-name="T2">,</text:span><text:span text:style-name="T17">"paper"</text:span><text:span text:style-name="T4">)</text:span><text:span text:style-name="T2">;</text:span><text:line-break/><text:span text:style-name="T4">hb.put(</text:span><text:span text:style-name="T19">50</text:span><text:span text:style-name="T2">, </text:span><text:span text:style-name="T17">"pens"</text:span><text:span text:style-name="T4">)</text:span><text:span text:style-name="T2">;</text:span><text:line-break/><text:span text:style-name="T7">//hb.put(null,null);</text:span><text:line-break/><text:span text:style-name="T4">hb.put(</text:span><text:span text:style-name="T19">750</text:span><text:span text:style-name="T2">,</text:span><text:span text:style-name="T17">"pencil"</text:span><text:span text:style-name="T4">)</text:span><text:span text:style-name="T2">;</text:span><text:line-break/><text:span text:style-name="T4">hb.put(</text:span><text:span text:style-name="T19">350</text:span><text:span text:style-name="T2">,</text:span><text:span text:style-name="T17">"eraser"</text:span><text:span text:style-name="T4">)</text:span><text:span text:style-name="T2">;</text:span><text:line-break/><text:span text:style-name="T4">System.</text:span><text:span text:style-name="T11">out</text:span><text:span text:style-name="T4">.println(hb)</text:span><text:span text:style-name="T2">;</text:span></text:p>
      <text:p text:style-name="P14"/>
      <text:p text:style-name="P14"/>
      <text:p text:style-name="P15">output</text:p>
      <text:p text:style-name="P16">{350=eraser, 800=Books, 50=pens, 750=pencil, 200=paper}</text:p>
      <text:p text:style-name="P16"><text:soft-page-break/>Process finished with exit code 0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1">package </text:span><text:span text:style-name="T3">com.thbs.mainpack</text:span><text:span text:style-name="T1">;</text:span><text:line-break/><text:line-break/><text:span text:style-name="T1">import </text:span><text:span text:style-name="T3">com.thbs.custpack.Customer</text:span><text:span text:style-name="T1">;</text:span><text:line-break/><text:line-break/><text:span text:style-name="T1">import </text:span><text:span text:style-name="T3">java.util.HashMap</text:span><text:span text:style-name="T1">;</text:span><text:line-break/><text:span text:style-name="T1">import </text:span><text:span text:style-name="T3">java.util.Map</text:span><text:span text:style-name="T1">;</text:span><text:line-break/><text:line-break/><text:span text:style-name="T1">public class </text:span><text:span text:style-name="T3">Main {</text:span><text:line-break/><text:line-break/><text:span text:style-name="T3"> <text:s text:c="3"/></text:span><text:span text:style-name="T1">public static void </text:span><text:span text:style-name="T12">main</text:span><text:span text:style-name="T3">(String[] args) {</text:span><text:line-break/><text:line-break/><text:span text:style-name="T3"> <text:s text:c="6"/></text:span><text:span text:style-name="T6">/* // product store</text:span><text:line-break/><text:span text:style-name="T6"> <text:s text:c="7"/>//here is where i adopt for maps key value and pair</text:span><text:line-break/><text:line-break/><text:span text:style-name="T6"> <text:s text:c="7"/>Map&lt;String,Integer&gt; hm = new HashMap&lt;String,Integer&gt;();</text:span><text:line-break/><text:span text:style-name="T6"> <text:s text:c="7"/>hm.put("Sofa",5000);</text:span><text:line-break/><text:span text:style-name="T6"> <text:s text:c="7"/>hm.put("table",3000);</text:span><text:line-break/><text:span text:style-name="T6"> <text:s text:c="7"/>hm.put("lamp",2000);</text:span><text:line-break/><text:span text:style-name="T6"> <text:s text:c="7"/>hm.put("lampshades",3000);</text:span><text:line-break/><text:line-break/><text:span text:style-name="T6"> <text:s text:c="7"/>//can we access key separately</text:span><text:line-break/><text:span text:style-name="T6"> <text:s text:c="7"/>// can we access values separatly</text:span><text:line-break/><text:span text:style-name="T6"> <text:s text:c="7"/>// can we access both</text:span><text:line-break/><text:span text:style-name="T6"> <text:s text:c="6"/>*//* System.out.println(hm.keySet());</text:span><text:line-break/><text:span text:style-name="T6"> <text:s text:c="7"/>System.out.println(hm.values());</text:span><text:line-break/><text:span text:style-name="T6"> <text:s text:c="7"/>System.out.println(hm.entrySet());*//*</text:span><text:line-break/><text:line-break/><text:line-break/><text:span text:style-name="T6"> <text:s text:c="7"/>//how to iterate the map key and value</text:span><text:line-break/><text:span text:style-name="T6"> <text:s text:c="7"/>//through the key we can access its value</text:span><text:line-break/><text:span text:style-name="T6"> <text:s text:c="7"/>//printing the map elements using for loop</text:span><text:line-break/><text:span text:style-name="T6"> <text:s text:c="7"/>for(String key:hm.keySet())</text:span><text:line-break/><text:span text:style-name="T6"> <text:s text:c="7"/>{</text:span><text:line-break/><text:span text:style-name="T6"> <text:s text:c="11"/>System.out.println(key+" <text:s text:c="3"/>"+hm.get(key));</text:span><text:line-break/><text:span text:style-name="T6"> <text:s text:c="7"/>}</text:span><text:line-break/><text:span text:style-name="T6"> <text:s text:c="7"/>int totamt = 0;</text:span><text:line-break/><text:span text:style-name="T6"> <text:s text:c="7"/>for(String key: hm.keySet())</text:span><text:line-break/><text:span text:style-name="T6"> <text:s text:c="7"/>{</text:span><text:line-break/><text:span text:style-name="T6"> <text:s text:c="11"/>totamt+=hm.get(key);</text:span><text:line-break/><text:span text:style-name="T6"> <text:s text:c="7"/>}</text:span><text:line-break/><text:span text:style-name="T6"> <text:s text:c="7"/>System.out.println("Total investment: rs. "+totamt);</text:span><text:line-break/><text:line-break/><text:span text:style-name="T6">*/</text:span><text:line-break/><text:span text:style-name="T6"> <text:s text:c="7"/></text:span><text:span text:style-name="T3">HashMap&lt;Customer</text:span><text:span text:style-name="T1">,</text:span><text:span text:style-name="T3">Integer&gt; custmap = </text:span><text:span text:style-name="T1">new </text:span><text:span text:style-name="T3">HashMap&lt;Customer</text:span><text:span text:style-name="T1">,</text:span><text:span text:style-name="T3">Integer&gt;()</text:span><text:span text:style-name="T1">;</text:span><text:line-break/><text:span text:style-name="T1"> <text:s text:c="7"/></text:span><text:span text:style-name="T3">custmap.put(</text:span><text:span text:style-name="T1">new </text:span><text:span text:style-name="T3">Customer(</text:span><text:span text:style-name="T18">10</text:span><text:span text:style-name="T1">,</text:span><text:span text:style-name="T16">"kannappagoud"</text:span><text:span text:style-name="T3">)</text:span><text:span text:style-name="T1">,</text:span><text:span text:style-name="T18">10000</text:span><text:span text:style-name="T3">)</text:span><text:span text:style-name="T1">;</text:span><text:line-break/><text:span text:style-name="T1"> <text:s text:c="7"/></text:span><text:span text:style-name="T3">custmap.put(</text:span><text:span text:style-name="T1">new </text:span><text:span text:style-name="T3">Customer(</text:span><text:span text:style-name="T18">20</text:span><text:span text:style-name="T1">,</text:span><text:span text:style-name="T16">"sagar"</text:span><text:span text:style-name="T3">)</text:span><text:span text:style-name="T1">,</text:span><text:span text:style-name="T18">7000</text:span><text:span text:style-name="T3">)</text:span><text:span text:style-name="T1">;</text:span><text:line-break/><text:span text:style-name="T1"> <text:s text:c="7"/></text:span><text:span text:style-name="T3">custmap.put(</text:span><text:span text:style-name="T1">new </text:span><text:span text:style-name="T3">Customer(</text:span><text:span text:style-name="T18">30</text:span><text:span text:style-name="T1">,</text:span><text:span text:style-name="T16">"vedha"</text:span><text:span text:style-name="T3">)</text:span><text:span text:style-name="T1">,</text:span><text:span text:style-name="T18">15000</text:span><text:span text:style-name="T3">)</text:span><text:span text:style-name="T1">;</text:span><text:line-break/><text:span text:style-name="T1"> <text:s text:c="7"/>for</text:span><text:span text:style-name="T3">(Customer cust:custmap.keySet())</text:span><text:line-break/><text:span text:style-name="T3"> <text:s text:c="7"/>{</text:span><text:line-break/><text:span text:style-name="T3"> <text:s text:c="11"/>System.</text:span><text:span text:style-name="T9">out</text:span><text:span text:style-name="T3">.println(cust+</text:span><text:span text:style-name="T16">" <text:s text:c="3"/>"</text:span><text:span text:style-name="T3">+custmap.get(cust))</text:span><text:span text:style-name="T1">;</text:span><text:line-break/><text:soft-page-break/><text:span text:style-name="T1"> <text:s text:c="7"/></text:span><text:span text:style-name="T3">}</text:span><text:line-break/><text:line-break/><text:span text:style-name="T3"> <text:s text:c="7"/></text:span><text:span text:style-name="T1">int </text:span><text:span text:style-name="T3">totalsalesamt=</text:span><text:span text:style-name="T18">0</text:span><text:span text:style-name="T1">;</text:span><text:line-break/><text:line-break/><text:span text:style-name="T1"> <text:s text:c="7"/>for</text:span><text:span text:style-name="T3">(Customer cust:custmap.keySet())</text:span><text:line-break/><text:span text:style-name="T3"> <text:s text:c="7"/>{</text:span><text:line-break/><text:span text:style-name="T3"> <text:s text:c="11"/>totalsalesamt+=custmap.get(cust)</text:span><text:span text:style-name="T1">;</text:span><text:line-break/><text:span text:style-name="T1"> <text:s text:c="7"/></text:span><text:span text:style-name="T3">}</text:span><text:line-break/><text:span text:style-name="T3"> <text:s text:c="7"/>System.</text:span><text:span text:style-name="T9">out</text:span><text:span text:style-name="T3">.println(</text:span><text:span text:style-name="T16">"Total sales amount:"</text:span><text:span text:style-name="T3">+totalsalesamt)</text:span><text:span text:style-name="T1">;</text:span><text:line-break/><text:line-break/><text:span text:style-name="T1"> <text:s text:c="3"/></text:span><text:span text:style-name="T3">}</text:span><text:line-break/><text:span text:style-name="T3">}</text:span><text:line-break/></text:p>
      <text:p text:style-name="P7"><text:span text:style-name="T1">package </text:span><text:span text:style-name="T3">com.thbs.custpack</text:span><text:span text:style-name="T1">;</text:span><text:line-break/><text:line-break/><text:span text:style-name="T1">public class </text:span><text:span text:style-name="T3">Customer {</text:span><text:line-break/><text:span text:style-name="T3"> <text:s text:c="3"/></text:span><text:span text:style-name="T1">private int </text:span><text:span text:style-name="T8">id</text:span><text:span text:style-name="T1">;</text:span><text:line-break/><text:span text:style-name="T1"> <text:s text:c="3"/>private </text:span><text:span text:style-name="T3">String </text:span><text:span text:style-name="T8">name</text:span><text:span text:style-name="T1">;</text:span><text:line-break/><text:line-break/><text:span text:style-name="T1"> <text:s text:c="3"/>public </text:span><text:span text:style-name="T12">Customer</text:span><text:span text:style-name="T3">(</text:span><text:span text:style-name="T1">int </text:span><text:span text:style-name="T3">id</text:span><text:span text:style-name="T1">, </text:span><text:span text:style-name="T3">String name) {</text:span><text:line-break/><text:span text:style-name="T3"> <text:s text:c="7"/></text:span><text:span text:style-name="T1">this</text:span><text:span text:style-name="T3">.</text:span><text:span text:style-name="T8">id </text:span><text:span text:style-name="T3">= id</text:span><text:span text:style-name="T1">;</text:span><text:line-break/><text:span text:style-name="T1"> <text:s text:c="7"/>this</text:span><text:span text:style-name="T3">.</text:span><text:span text:style-name="T8">name </text:span><text:span text:style-name="T3">= name</text:span><text:span text:style-name="T1">;</text:span><text:line-break/><text:span text:style-name="T1"> <text:s text:c="3"/></text:span><text:span text:style-name="T3">}</text:span><text:line-break/><text:line-break/><text:span text:style-name="T3"> <text:s text:c="3"/></text:span><text:span text:style-name="T14">@Override</text:span><text:line-break/><text:span text:style-name="T14"> <text:s text:c="3"/></text:span><text:span text:style-name="T1">public </text:span><text:span text:style-name="T3">String </text:span><text:span text:style-name="T12">toString</text:span><text:span text:style-name="T3">() {</text:span><text:line-break/><text:span text:style-name="T3"> <text:s text:c="7"/></text:span><text:span text:style-name="T1">return </text:span><text:span text:style-name="T16">"Customer{" </text:span><text:span text:style-name="T3">+</text:span><text:line-break/><text:span text:style-name="T3"> <text:s text:c="15"/></text:span><text:span text:style-name="T16">"id=" </text:span><text:span text:style-name="T3">+ </text:span><text:span text:style-name="T8">id </text:span><text:span text:style-name="T3">+</text:span><text:line-break/><text:span text:style-name="T3"> <text:s text:c="15"/></text:span><text:span text:style-name="T16">", name='" </text:span><text:span text:style-name="T3">+ </text:span><text:span text:style-name="T8">name </text:span><text:span text:style-name="T3">+ </text:span><text:span text:style-name="T16">'</text:span><text:span text:style-name="T1">\'</text:span><text:span text:style-name="T16">' </text:span><text:span text:style-name="T3">+</text:span><text:line-break/><text:span text:style-name="T3"> <text:s text:c="15"/></text:span><text:span text:style-name="T16">'}'</text:span><text:span text:style-name="T1">;</text:span><text:line-break/><text:span text:style-name="T1"> <text:s text:c="3"/></text:span><text:span text:style-name="T3">}</text:span><text:line-break/><text:span text:style-name="T3">}</text:span><text:line-break/></text:p>
      <text:p text:style-name="P7"><text:s/></text:p>
      <text:p text:style-name="P7"/>
      <text:p text:style-name="P7">Customer{id=20, name='sagar'} <text:s text:c="3"/>7000</text:p>
      <text:p text:style-name="P7">Customer{id=10, name='kannappagoud'} <text:s text:c="3"/>10000</text:p>
      <text:p text:style-name="P7">Customer{id=30, name='vedha'} <text:s text:c="3"/>15000</text:p>
      <text:p text:style-name="P7">Total sales amount:32000</text:p>
      <text:p text:style-name="P7"/>
      <text:p text:style-name="P7">Process finished with exit code 0</text:p>
      <text:p text:style-name="P7"/>
      <text:p text:style-name="P7">-----------------------------------------------------------------------------------------------------------</text:p>
      <text:p text:style-name="P7">----------------------------------------------------------------------------------------------------------</text:p>
      <text:p text:style-name="P21"><text:span text:style-name="T1">package </text:span><text:span text:style-name="T3">com.thbs.mainpack</text:span><text:span text:style-name="T1">;</text:span><text:line-break/><text:line-break/><text:span text:style-name="T1">import </text:span><text:span text:style-name="T3">com.thbs.custpack.Customer</text:span><text:span text:style-name="T1">;</text:span><text:line-break/><text:line-break/><text:span text:style-name="T1">import </text:span><text:span text:style-name="T3">java.util.HashMap</text:span><text:span text:style-name="T1">;</text:span><text:line-break/><text:span text:style-name="T1">import </text:span><text:span text:style-name="T3">java.util.Map</text:span><text:span text:style-name="T1">;</text:span><text:line-break/><text:line-break/><text:span text:style-name="T1">public class </text:span><text:span text:style-name="T3">Main {</text:span><text:line-break/><text:line-break/><text:span text:style-name="T3"> <text:s text:c="3"/></text:span><text:span text:style-name="T1">public static void </text:span><text:span text:style-name="T12">main</text:span><text:span text:style-name="T3">(String[] args) {</text:span><text:line-break/><text:line-break/><text:span text:style-name="T3"> <text:s text:c="6"/></text:span><text:span text:style-name="T6">/* // product store</text:span><text:line-break/><text:span text:style-name="T6"> <text:s text:c="7"/>//here is where i adopt for maps key value and pair</text:span><text:line-break/><text:line-break/><text:soft-page-break/><text:span text:style-name="T6"> <text:s text:c="7"/>Map&lt;String,Integer&gt; hm = new HashMap&lt;String,Integer&gt;();</text:span><text:line-break/><text:span text:style-name="T6"> <text:s text:c="7"/>hm.put("Sofa",5000);</text:span><text:line-break/><text:span text:style-name="T6"> <text:s text:c="7"/>hm.put("table",3000);</text:span><text:line-break/><text:span text:style-name="T6"> <text:s text:c="7"/>hm.put("lamp",2000);</text:span><text:line-break/><text:span text:style-name="T6"> <text:s text:c="7"/>hm.put("lampshades",3000);</text:span><text:line-break/><text:line-break/><text:span text:style-name="T6"> <text:s text:c="7"/>//can we access key separately</text:span><text:line-break/><text:span text:style-name="T6"> <text:s text:c="7"/>// can we access values separatly</text:span><text:line-break/><text:span text:style-name="T6"> <text:s text:c="7"/>// can we access both</text:span><text:line-break/><text:span text:style-name="T6"> <text:s text:c="6"/>*//* System.out.println(hm.keySet());</text:span><text:line-break/><text:span text:style-name="T6"> <text:s text:c="7"/>System.out.println(hm.values());</text:span><text:line-break/><text:span text:style-name="T6"> <text:s text:c="7"/>System.out.println(hm.entrySet());*//*</text:span><text:line-break/><text:line-break/><text:line-break/><text:span text:style-name="T6"> <text:s text:c="7"/>//how to iterate the map key and value</text:span><text:line-break/><text:span text:style-name="T6"> <text:s text:c="7"/>//through the key we can access its value</text:span><text:line-break/><text:span text:style-name="T6"> <text:s text:c="7"/>//printing the map elements using for loop</text:span><text:line-break/><text:span text:style-name="T6"> <text:s text:c="7"/>for(String key:hm.keySet())</text:span><text:line-break/><text:span text:style-name="T6"> <text:s text:c="7"/>{</text:span><text:line-break/><text:span text:style-name="T6"> <text:s text:c="11"/>System.out.println(key+" <text:s text:c="3"/>"+hm.get(key));</text:span><text:line-break/><text:span text:style-name="T6"> <text:s text:c="7"/>}</text:span><text:line-break/><text:span text:style-name="T6"> <text:s text:c="7"/>int totamt = 0;</text:span><text:line-break/><text:span text:style-name="T6"> <text:s text:c="7"/>for(String key: hm.keySet())</text:span><text:line-break/><text:span text:style-name="T6"> <text:s text:c="7"/>{</text:span><text:line-break/><text:span text:style-name="T6"> <text:s text:c="11"/>totamt+=hm.get(key);</text:span><text:line-break/><text:span text:style-name="T6"> <text:s text:c="7"/>}</text:span><text:line-break/><text:span text:style-name="T6"> <text:s text:c="7"/>System.out.println("Total investment: rs. "+totamt);</text:span><text:line-break/><text:line-break/><text:span text:style-name="T6">*/</text:span><text:line-break/><text:span text:style-name="T6"> <text:s text:c="7"/></text:span><text:span text:style-name="T3">HashMap&lt;Customer</text:span><text:span text:style-name="T1">,</text:span><text:span text:style-name="T3">Integer&gt; custmap = </text:span><text:span text:style-name="T1">new </text:span><text:span text:style-name="T3">HashMap&lt;Customer</text:span><text:span text:style-name="T1">,</text:span><text:span text:style-name="T3">Integer&gt;()</text:span><text:span text:style-name="T1">;</text:span><text:line-break/><text:span text:style-name="T1"> <text:s text:c="7"/></text:span><text:span text:style-name="T3">custmap.put(</text:span><text:span text:style-name="T1">new </text:span><text:span text:style-name="T3">Customer(</text:span><text:span text:style-name="T18">10</text:span><text:span text:style-name="T1">,</text:span><text:span text:style-name="T16">"kannappagoud"</text:span><text:span text:style-name="T3">)</text:span><text:span text:style-name="T1">,</text:span><text:span text:style-name="T18">10000</text:span><text:span text:style-name="T3">)</text:span><text:span text:style-name="T1">;</text:span><text:line-break/><text:span text:style-name="T1"> <text:s text:c="7"/></text:span><text:span text:style-name="T3">custmap.put(</text:span><text:span text:style-name="T1">new </text:span><text:span text:style-name="T3">Customer(</text:span><text:span text:style-name="T18">20</text:span><text:span text:style-name="T1">,</text:span><text:span text:style-name="T16">"sagar"</text:span><text:span text:style-name="T3">)</text:span><text:span text:style-name="T1">,</text:span><text:span text:style-name="T18">7000</text:span><text:span text:style-name="T3">)</text:span><text:span text:style-name="T1">;</text:span><text:line-break/><text:span text:style-name="T1"> <text:s text:c="7"/></text:span><text:span text:style-name="T3">custmap.put(</text:span><text:span text:style-name="T1">new </text:span><text:span text:style-name="T3">Customer(</text:span><text:span text:style-name="T18">30</text:span><text:span text:style-name="T1">,</text:span><text:span text:style-name="T16">"vedha"</text:span><text:span text:style-name="T3">)</text:span><text:span text:style-name="T1">,</text:span><text:span text:style-name="T18">15000</text:span><text:span text:style-name="T3">)</text:span><text:span text:style-name="T1">;</text:span><text:line-break/><text:span text:style-name="T1"> <text:s text:c="7"/>for</text:span><text:span text:style-name="T3">(Customer cust:custmap.keySet())</text:span><text:line-break/><text:span text:style-name="T3"> <text:s text:c="7"/>{</text:span><text:line-break/><text:span text:style-name="T3"> <text:s text:c="11"/>System.</text:span><text:span text:style-name="T9">out</text:span><text:span text:style-name="T3">.println(cust+</text:span><text:span text:style-name="T16">" <text:s text:c="3"/>"</text:span><text:span text:style-name="T3">+custmap.get(cust))</text:span><text:span text:style-name="T1">;</text:span><text:line-break/><text:span text:style-name="T1"> <text:s text:c="7"/></text:span><text:span text:style-name="T3">}</text:span><text:line-break/><text:line-break/><text:span text:style-name="T3"> <text:s text:c="7"/></text:span><text:span text:style-name="T1">int </text:span><text:span text:style-name="T3">totalsalesamt=</text:span><text:span text:style-name="T18">0</text:span><text:span text:style-name="T1">;</text:span><text:line-break/><text:line-break/><text:span text:style-name="T1"> <text:s text:c="7"/>for</text:span><text:span text:style-name="T3">(Customer cust:custmap.keySet())</text:span><text:line-break/><text:span text:style-name="T3"> <text:s text:c="7"/>{</text:span><text:line-break/><text:span text:style-name="T3"> <text:s text:c="11"/>totalsalesamt+=custmap.get(cust)</text:span><text:span text:style-name="T1">;</text:span><text:line-break/><text:span text:style-name="T1"> <text:s text:c="7"/></text:span><text:span text:style-name="T3">}</text:span><text:line-break/><text:span text:style-name="T3"> <text:s text:c="7"/>System.</text:span><text:span text:style-name="T9">out</text:span><text:span text:style-name="T3">.println(</text:span><text:span text:style-name="T16">"Total sales amount:"</text:span><text:span text:style-name="T3">+totalsalesamt)</text:span><text:span text:style-name="T1">;</text:span><text:line-break/><text:line-break/><text:span text:style-name="T1"> <text:s text:c="7"/></text:span><text:span text:style-name="T3">Map&lt;String</text:span><text:span text:style-name="T1">,</text:span><text:span text:style-name="T3">String&gt;smap = </text:span><text:span text:style-name="T1">new </text:span><text:span text:style-name="T3">HashMap&lt;String</text:span><text:span text:style-name="T1">,</text:span><text:span text:style-name="T3">String&gt;()</text:span><text:span text:style-name="T1">;</text:span><text:line-break/><text:span text:style-name="T1"> <text:s text:c="7"/></text:span><text:span text:style-name="T3">smap.put(</text:span><text:span text:style-name="T16">"karnataka"</text:span><text:span text:style-name="T1">,</text:span><text:span text:style-name="T16">"benglr"</text:span><text:span text:style-name="T3">)</text:span><text:span text:style-name="T1">;</text:span><text:line-break/><text:span text:style-name="T1"> <text:s text:c="7"/></text:span><text:span text:style-name="T3">smap.put(</text:span><text:span text:style-name="T16">"TN"</text:span><text:span text:style-name="T1">,</text:span><text:span text:style-name="T16">"chenni"</text:span><text:span text:style-name="T3">)</text:span><text:span text:style-name="T1">;</text:span><text:line-break/><text:span text:style-name="T1"> <text:s text:c="7"/></text:span><text:span text:style-name="T3">smap.put(</text:span><text:span text:style-name="T16">"westbengal"</text:span><text:span text:style-name="T1">,</text:span><text:span text:style-name="T16">"kalkatta"</text:span><text:span text:style-name="T3">)</text:span><text:span text:style-name="T1">;</text:span><text:line-break/><text:span text:style-name="T1"> <text:s text:c="7"/>for</text:span><text:span text:style-name="T3">(String state:smap.keySet())</text:span><text:line-break/><text:line-break/><text:span text:style-name="T3"> <text:s text:c="7"/>{</text:span><text:line-break/><text:span text:style-name="T3"> <text:s text:c="11"/>System.</text:span><text:span text:style-name="T9">out</text:span><text:span text:style-name="T3">.println(state+</text:span><text:span text:style-name="T16">" <text:s text:c="2"/>"</text:span><text:span text:style-name="T3">+smap.get(state))</text:span><text:span text:style-name="T1">;</text:span><text:line-break/><text:span text:style-name="T1"> <text:s text:c="7"/></text:span><text:span text:style-name="T3">}</text:span><text:line-break/><text:line-break/><text:line-break/><text:span text:style-name="T3"> <text:s text:c="3"/>}</text:span><text:line-break/><text:span text:style-name="T3">}</text:span><text:line-break/> <text:s text:c="8"/></text:p>
      <text:p text:style-name="P21"><text:soft-page-break/></text:p>
      <text:p text:style-name="P21"><text:s/><text:span text:style-name="T22">output</text:span></text:p>
      <text:p text:style-name="P7"/>
      <text:p text:style-name="P7">Customer{id=30, name='vedha'} <text:s text:c="3"/>15000</text:p>
      <text:p text:style-name="P7">Customer{id=20, name='sagar'} <text:s text:c="3"/>7000</text:p>
      <text:p text:style-name="P7">Customer{id=10, name='kannappagoud'} <text:s text:c="3"/>10000</text:p>
      <text:p text:style-name="P7">Total sales amount:32000</text:p>
      <text:p text:style-name="P7">karnataka <text:s text:c="2"/>benglr</text:p>
      <text:p text:style-name="P7">TN <text:s text:c="2"/>chenni</text:p>
      <text:p text:style-name="P7">westbengal <text:s text:c="2"/>kalkatta</text:p>
      <text:p text:style-name="P7">Disconnected from the target VM, address: '127.0.0.1:54039', transport: 'socket'</text:p>
      <text:p text:style-name="P7"/>
      <text:p text:style-name="P7">Process finished with exit code 0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7T10:30:09.100000000</meta:creation-date>
    <dc:date>2021-09-28T08:33:39.149000000</dc:date>
    <meta:editing-duration>PT14M29S</meta:editing-duration>
    <meta:editing-cycles>2</meta:editing-cycles>
    <meta:generator>LibreOffice/7.0.4.2$Windows_X86_64 LibreOffice_project/dcf040e67528d9187c66b2379df5ea4407429775</meta:generator>
    <meta:document-statistic meta:table-count="0" meta:image-count="0" meta:object-count="0" meta:page-count="13" meta:paragraph-count="127" meta:word-count="1500" meta:character-count="17785" meta:non-whitespace-character-count="13398"/>
  </office:meta>
</office:document-meta>
</file>